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table table:name="bin convers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ctor I</text:p>
          </table:table-cell>
          <table:table-cell office:value-type="string" calcext:value-type="string">
            <text:p>Sector #</text:p>
          </table:table-cell>
          <table:table-cell office:value-type="string" calcext:value-type="string">
            <text:p>Bin #</text:p>
          </table:table-cell>
          <table:table-cell table:number-columns-repeated="2"/>
          <table:table-cell office:value-type="string" calcext:value-type="string">
            <text:p>vector I</text:p>
          </table:table-cell>
          <table:table-cell office:value-type="string" calcext:value-type="string">
            <text:p>Channel #</text:p>
          </table:table-cell>
          <table:table-cell office:value-type="string" calcext:value-type="string">
            <text:p>Bin #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bin conversion'.B2]+1"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bin conversion'.B3]+1"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bin conversion'.B4]+1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bin conversion'.B5]+1"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bin conversion'.B6]+1"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bin conversion'.B7]+1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bin conversion'.B8]+1"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bin conversion'.B9]+1"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bin conversion'.B10]+1"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bin conversion'.B11]+1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bin conversion'.B12]+1"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bin conversion'.B13]+1"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bin conversion'.B14]+1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bin conversion'.B15]+1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bin conversion'.B16]+1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bin conversion'.B17]+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bin conversion'.B18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bin conversion'.B19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'bin conversion'.B20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bin conversion'.B21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'bin conversion'.B22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bin conversion'.B23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'bin conversion'.B24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bin conversion'.B25]+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'bin conversion'.B26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'bin conversion'.B27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'bin conversion'.B28]+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'bin conversion'.B29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'bin conversion'.B30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bin conversion'.B31]+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'bin conversion'.B32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bin conversion'.B33]+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"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table:style-name="ce2"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PV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16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4"/>
          <table:table-cell office:value-type="float" office:value="-15.25" calcext:value-type="float">
            <text:p>-15.25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number-columns-repeated="1010"/>
        </table:table-row>
        <table:table-row table:style-name="ro1">
          <table:table-cell table:formula="of:=[MPVs.A1]+0.25"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4"/>
          <table:table-cell office:value-type="float" office:value="-14.25" calcext:value-type="float">
            <text:p>-14.25</text:p>
          </table:table-cell>
          <table:table-cell office:value-type="float" office:value="180851.40209414" calcext:value-type="float">
            <text:p>180851.40209414</text:p>
          </table:table-cell>
          <table:table-cell/>
          <table:table-cell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1010"/>
        </table:table-row>
        <table:table-row table:style-name="ro1">
          <table:table-cell table:formula="of:=[MPVs.A2]+0.25"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office:value-type="float" office:value="173116.583918593" calcext:value-type="float">
            <text:p>173116.583918593</text:p>
          </table:table-cell>
          <table:table-cell/>
          <table:table-cell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1010"/>
        </table:table-row>
        <table:table-row table:style-name="ro1">
          <table:table-cell table:style-name="ce2" table:formula="of:=[MPVs.A3]+0.25" office:value-type="float" office:value="-15.25" calcext:value-type="float">
            <text:p>-15.25</text:p>
          </table:table-cell>
          <table:table-cell table:style-name="ce2" office:value-type="float" office:value="204390.740044279" calcext:value-type="float">
            <text:p>204390.740044279</text:p>
          </table:table-cell>
          <table:table-cell table:number-columns-repeated="3"/>
          <table:table-cell table:style-name="ce2"/>
          <table:table-cell table:style-name="ce4" office:value-type="float" office:value="-12.25" calcext:value-type="float">
            <text:p>-12.25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style-name="ce2"/>
          <table:table-cell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style-name="ce2" table:number-columns-repeated="1010"/>
        </table:table-row>
        <table:table-row table:style-name="ro1">
          <table:table-cell table:formula="of:=[MPVs.A4]+0.25"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4"/>
          <table:table-cell office:value-type="float" office:value="-11.5" calcext:value-type="float">
            <text:p>-11.5</text:p>
          </table:table-cell>
          <table:table-cell office:value-type="float" office:value="214409.682030695" calcext:value-type="float">
            <text:p>214409.682030695</text:p>
          </table:table-cell>
          <table:table-cell/>
          <table:table-cell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1010"/>
        </table:table-row>
        <table:table-row table:style-name="ro1">
          <table:table-cell table:formula="of:=[MPVs.A5]+0.25"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4"/>
          <table:table-cell office:value-type="float" office:value="-11.25" calcext:value-type="float">
            <text:p>-11.25</text:p>
          </table:table-cell>
          <table:table-cell office:value-type="float" office:value="183728.479210658" calcext:value-type="float">
            <text:p>183728.479210658</text:p>
          </table:table-cell>
          <table:table-cell/>
          <table:table-cell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1013"/>
        </table:table-row>
        <table:table-row table:style-name="ro1">
          <table:table-cell table:formula="of:=[MPVs.A6]+0.25"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4"/>
          <table:table-cell office:value-type="float" office:value="-10.25" calcext:value-type="float">
            <text:p>-10.25</text:p>
          </table:table-cell>
          <table:table-cell office:value-type="float" office:value="191441.942407133" calcext:value-type="float">
            <text:p>191441.942407133</text:p>
          </table:table-cell>
          <table:table-cell/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1013"/>
        </table:table-row>
        <table:table-row table:style-name="ro1">
          <table:table-cell table:style-name="ce2" table:formula="of:=[MPVs.A7]+0.25" office:value-type="float" office:value="-14.25" calcext:value-type="float">
            <text:p>-14.25</text:p>
          </table:table-cell>
          <table:table-cell table:style-name="ce2" office:value-type="float" office:value="180851.40209414" calcext:value-type="float">
            <text:p>180851.40209414</text:p>
          </table:table-cell>
          <table:table-cell table:number-columns-repeated="3"/>
          <table:table-cell table:style-name="ce2"/>
          <table:table-cell office:value-type="float" office:value="-8.25" calcext:value-type="float">
            <text:p>-8.25</text:p>
          </table:table-cell>
          <table:table-cell office:value-type="float" office:value="191085.494639266" calcext:value-type="float">
            <text:p>191085.494639266</text:p>
          </table:table-cell>
          <table:table-cell table:style-name="ce2"/>
          <table:table-cell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style-name="ce2"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style-name="ce2" table:number-columns-repeated="1010"/>
        </table:table-row>
        <table:table-row table:style-name="ro1">
          <table:table-cell table:style-name="ce1" table:formula="of:=[MPVs.A8]+0.25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3"/>
          <table:table-cell table:style-name="ce1"/>
          <table:table-cell office:value-type="float" office:value="-6.25" calcext:value-type="float">
            <text:p>-6.25</text:p>
          </table:table-cell>
          <table:table-cell office:value-type="float" office:value="167770.934378763" calcext:value-type="float">
            <text:p>167770.934378763</text:p>
          </table:table-cell>
          <table:table-cell table:style-name="ce1"/>
          <table:table-cell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style-name="ce1" table:number-columns-repeated="1013"/>
        </table:table-row>
        <table:table-row table:style-name="ro1">
          <table:table-cell table:formula="of:=[MPVs.A9]+0.25"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4"/>
          <table:table-cell office:value-type="float" office:value="-4.75" calcext:value-type="float">
            <text:p>-4.75</text:p>
          </table:table-cell>
          <table:table-cell office:value-type="float" office:value="181069.435799791" calcext:value-type="float">
            <text:p>181069.435799791</text:p>
          </table:table-cell>
          <table:table-cell/>
          <table:table-cell table:style-name="ce1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1013"/>
        </table:table-row>
        <table:table-row table:style-name="ro1">
          <table:table-cell table:formula="of:=[MPVs.A10]+0.25"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4"/>
          <table:table-cell office:value-type="float" office:value="-0.5" calcext:value-type="float">
            <text:p>-0.5</text:p>
          </table:table-cell>
          <table:table-cell office:value-type="float" office:value="173871.236256014" calcext:value-type="float">
            <text:p>173871.236256014</text:p>
          </table:table-cell>
          <table:table-cell/>
          <table:table-cell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013"/>
        </table:table-row>
        <table:table-row table:style-name="ro1">
          <table:table-cell table:style-name="ce1" table:formula="of:=[MPVs.A11]+0.25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3"/>
          <table:table-cell table:style-name="ce1"/>
          <table:table-cell office:value-type="float" office:value="2.5" calcext:value-type="float">
            <text:p>2.5</text:p>
          </table:table-cell>
          <table:table-cell office:value-type="float" office:value="210481.084160295" calcext:value-type="float">
            <text:p>210481.084160295</text:p>
          </table:table-cell>
          <table:table-cell table:style-name="ce1"/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style-name="ce1" table:number-columns-repeated="1013"/>
        </table:table-row>
        <table:table-row table:style-name="ro1">
          <table:table-cell table:style-name="ce2" table:formula="of:=[MPVs.A12]+0.25" office:value-type="float" office:value="-13" calcext:value-type="float">
            <text:p>-13</text:p>
          </table:table-cell>
          <table:table-cell table:style-name="ce2" office:value-type="float" office:value="173116.583918593" calcext:value-type="float">
            <text:p>173116.583918593</text:p>
          </table:table-cell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05331.205682864" calcext:value-type="float">
            <text:p>205331.205682864</text:p>
          </table:table-cell>
          <table:table-cell table:style-name="ce2"/>
          <table:table-cell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style-name="ce2" table:number-columns-repeated="1013"/>
        </table:table-row>
        <table:table-row table:style-name="ro1">
          <table:table-cell table:formula="of:=[MPVs.A13]+0.25"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209223.027028417" calcext:value-type="float">
            <text:p>209223.027028417</text:p>
          </table:table-cell>
          <table:table-cell/>
          <table:table-cell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013"/>
        </table:table-row>
        <table:table-row table:style-name="ro1">
          <table:table-cell table:style-name="ce1" table:formula="of:=[MPVs.A14]+0.25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number-columns-repeated="3"/>
          <table:table-cell table:style-name="ce1"/>
          <table:table-cell office:value-type="float" office:value="11.75" calcext:value-type="float">
            <text:p>11.75</text:p>
          </table:table-cell>
          <table:table-cell office:value-type="float" office:value="191843.272208777" calcext:value-type="float">
            <text:p>191843.272208777</text:p>
          </table:table-cell>
          <table:table-cell table:style-name="ce1"/>
          <table:table-cell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style-name="ce1" table:number-columns-repeated="1013"/>
        </table:table-row>
        <table:table-row table:style-name="ro1">
          <table:table-cell table:style-name="ce3" table:formula="of:=[MPVs.A15]+0.25" office:value-type="float" office:value="-12.25" calcext:value-type="float">
            <text:p>-12.25</text:p>
          </table:table-cell>
          <table:table-cell table:style-name="ce3" office:value-type="float" office:value="214904.109157249" calcext:value-type="float">
            <text:p>214904.109157249</text:p>
          </table:table-cell>
          <table:table-cell table:number-columns-repeated="2"/>
          <table:table-cell table:style-name="ce4"/>
          <table:table-cell table:style-name="ce3"/>
          <table:table-cell office:value-type="float" office:value="13.25" calcext:value-type="float">
            <text:p>13.25</text:p>
          </table:table-cell>
          <table:table-cell office:value-type="float" office:value="193497.297197161" calcext:value-type="float">
            <text:p>193497.297197161</text:p>
          </table:table-cell>
          <table:table-cell table:style-name="ce3"/>
          <table:table-cell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style-name="ce3" table:number-columns-repeated="1013"/>
        </table:table-row>
        <table:table-row table:style-name="ro1">
          <table:table-cell table:formula="of:=[MPVs.A16]+0.25"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4"/>
          <table:table-cell office:value-type="float" office:value="13.75" calcext:value-type="float">
            <text:p>13.75</text:p>
          </table:table-cell>
          <table:table-cell office:value-type="float" office:value="191164.779907304" calcext:value-type="float">
            <text:p>191164.779907304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1013"/>
        </table:table-row>
        <table:table-row table:style-name="ro1">
          <table:table-cell table:formula="of:=[MPVs.A17]+0.25"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4"/>
          <table:table-cell office:value-type="float" office:value="14.25" calcext:value-type="float">
            <text:p>14.25</text:p>
          </table:table-cell>
          <table:table-cell office:value-type="float" office:value="216610.687506233" calcext:value-type="float">
            <text:p>216610.68750623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1013"/>
        </table:table-row>
        <table:table-row table:style-name="ro1">
          <table:table-cell table:style-name="ce2" table:formula="of:=[MPVs.A18]+0.25" office:value-type="float" office:value="-11.5" calcext:value-type="float">
            <text:p>-11.5</text:p>
          </table:table-cell>
          <table:table-cell table:style-name="ce2" office:value-type="float" office:value="214409.682030695" calcext:value-type="float">
            <text:p>214409.682030695</text:p>
          </table:table-cell>
          <table:table-cell table:number-columns-repeated="3"/>
          <table:table-cell table:style-name="ce2"/>
          <table:table-cell office:value-type="float" office:value="14.5" calcext:value-type="float">
            <text:p>14.5</text:p>
          </table:table-cell>
          <table:table-cell office:value-type="float" office:value="186638.362584663" calcext:value-type="float">
            <text:p>186638.362584663</text:p>
          </table:table-cell>
          <table:table-cell table:style-name="ce2"/>
          <table:table-cell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9]+0.25" office:value-type="float" office:value="-11.25" calcext:value-type="float">
            <text:p>-11.25</text:p>
          </table:table-cell>
          <table:table-cell table:style-name="ce2" office:value-type="float" office:value="183728.479210658" calcext:value-type="float">
            <text:p>183728.479210658</text:p>
          </table:table-cell>
          <table:table-cell table:number-columns-repeated="3"/>
          <table:table-cell table:style-name="ce2"/>
          <table:table-cell office:value-type="float" office:value="14.75" calcext:value-type="float">
            <text:p>14.75</text:p>
          </table:table-cell>
          <table:table-cell office:value-type="float" office:value="196036.992212918" calcext:value-type="float">
            <text:p>196036.992212918</text:p>
          </table:table-cell>
          <table:table-cell table:style-name="ce2"/>
          <table:table-cell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style-name="ce2" table:number-columns-repeated="1013"/>
        </table:table-row>
        <table:table-row table:style-name="ro1">
          <table:table-cell table:formula="of:=[MPVs.A20]+0.25"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4"/>
          <table:table-cell office:value-type="float" office:value="15.5" calcext:value-type="float">
            <text:p>15.5</text:p>
          </table:table-cell>
          <table:table-cell office:value-type="float" office:value="270498.753384586" calcext:value-type="float">
            <text:p>270498.753384586</text:p>
          </table:table-cell>
          <table:table-cell/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1013"/>
        </table:table-row>
        <table:table-row table:style-name="ro1">
          <table:table-cell table:formula="of:=[MPVs.A21]+0.25"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4"/>
          <table:table-cell office:value-type="float" office:value="15.75" calcext:value-type="float">
            <text:p>15.75</text:p>
          </table:table-cell>
          <table:table-cell office:value-type="float" office:value="222940.191828326" calcext:value-type="float">
            <text:p>222940.19182832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1013"/>
        </table:table-row>
        <table:table-row table:style-name="ro1">
          <table:table-cell table:formula="of:=[MPVs.A22]+0.25"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4"/>
          <table:table-cell office:value-type="float" office:value="16.75" calcext:value-type="float">
            <text:p>16.75</text:p>
          </table:table-cell>
          <table:table-cell office:value-type="float" office:value="197442.108615848" calcext:value-type="float">
            <text:p>197442.108615848</text:p>
          </table:table-cell>
          <table:table-cell/>
          <table:table-cell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013"/>
        </table:table-row>
        <table:table-row table:style-name="ro1">
          <table:table-cell table:style-name="ce2" table:formula="of:=[MPVs.A23]+0.25" office:value-type="float" office:value="-10.25" calcext:value-type="float">
            <text:p>-10.25</text:p>
          </table:table-cell>
          <table:table-cell table:style-name="ce2" office:value-type="float" office:value="191441.942407133" calcext:value-type="float">
            <text:p>191441.94240713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style-name="ce2" table:number-columns-repeated="1013"/>
        </table:table-row>
        <table:table-row table:style-name="ro1">
          <table:table-cell table:formula="of:=[MPVs.A24]+0.25"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7"/>
          <table:table-cell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13"/>
        </table:table-row>
        <table:table-row table:style-name="ro1">
          <table:table-cell table:formula="of:=[MPVs.A25]+0.25"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7"/>
          <table:table-cell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13"/>
        </table:table-row>
        <table:table-row table:style-name="ro1">
          <table:table-cell table:formula="of:=[MPVs.A26]+0.25"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7"/>
          <table:table-cell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13"/>
        </table:table-row>
        <table:table-row table:style-name="ro1">
          <table:table-cell table:style-name="ce1" table:formula="of:=[MPVs.A27]+0.25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style-name="ce1" table:number-columns-repeated="1013"/>
        </table:table-row>
        <table:table-row table:style-name="ro1">
          <table:table-cell table:formula="of:=[MPVs.A28]+0.25"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13"/>
        </table:table-row>
        <table:table-row table:style-name="ro1">
          <table:table-cell table:formula="of:=[MPVs.A29]+0.25"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7"/>
          <table:table-cell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13"/>
        </table:table-row>
        <table:table-row table:style-name="ro1">
          <table:table-cell table:formula="of:=[MPVs.A30]+0.25"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7"/>
          <table:table-cell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13"/>
        </table:table-row>
        <table:table-row table:style-name="ro1">
          <table:table-cell table:style-name="ce2" table:formula="of:=[MPVs.A31]+0.25" office:value-type="float" office:value="-8.25" calcext:value-type="float">
            <text:p>-8.25</text:p>
          </table:table-cell>
          <table:table-cell table:style-name="ce2" office:value-type="float" office:value="191085.494639266" calcext:value-type="float">
            <text:p>191085.4946392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style-name="ce2" table:number-columns-repeated="1013"/>
        </table:table-row>
        <table:table-row table:style-name="ro1">
          <table:table-cell table:formula="of:=[MPVs.A32]+0.25"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7"/>
          <table:table-cell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13"/>
        </table:table-row>
        <table:table-row table:style-name="ro1">
          <table:table-cell table:formula="of:=[MPVs.A33]+0.25"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7"/>
          <table:table-cell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13"/>
        </table:table-row>
        <table:table-row table:style-name="ro1">
          <table:table-cell table:formula="of:=[MPVs.A34]+0.25"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7"/>
          <table:table-cell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13"/>
        </table:table-row>
        <table:table-row table:style-name="ro1">
          <table:table-cell table:formula="of:=[MPVs.A35]+0.25"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13"/>
        </table:table-row>
        <table:table-row table:style-name="ro1">
          <table:table-cell table:formula="of:=[MPVs.A36]+0.25"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7"/>
          <table:table-cell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13"/>
        </table:table-row>
        <table:table-row table:style-name="ro1">
          <table:table-cell table:formula="of:=[MPVs.A37]+0.25"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7"/>
          <table:table-cell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13"/>
        </table:table-row>
        <table:table-row table:style-name="ro1">
          <table:table-cell table:formula="of:=[MPVs.A38]+0.25"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7"/>
          <table:table-cell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13"/>
        </table:table-row>
        <table:table-row table:style-name="ro1">
          <table:table-cell table:style-name="ce2" table:formula="of:=[MPVs.A39]+0.25" office:value-type="float" office:value="-6.25" calcext:value-type="float">
            <text:p>-6.25</text:p>
          </table:table-cell>
          <table:table-cell table:style-name="ce2" office:value-type="float" office:value="167770.934378763" calcext:value-type="float">
            <text:p>167770.93437876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style-name="ce2" table:number-columns-repeated="1013"/>
        </table:table-row>
        <table:table-row table:style-name="ro1">
          <table:table-cell table:formula="of:=[MPVs.A40]+0.25"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7"/>
          <table:table-cell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13"/>
        </table:table-row>
        <table:table-row table:style-name="ro1">
          <table:table-cell table:formula="of:=[MPVs.A41]+0.25"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7"/>
          <table:table-cell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13"/>
        </table:table-row>
        <table:table-row table:style-name="ro1">
          <table:table-cell table:formula="of:=[MPVs.A42]+0.25"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7"/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43]+0.25"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7"/>
          <table:table-cell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13"/>
        </table:table-row>
        <table:table-row table:style-name="ro1">
          <table:table-cell table:formula="of:=[MPVs.A44]+0.25"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7"/>
          <table:table-cell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13"/>
        </table:table-row>
        <table:table-row table:style-name="ro1">
          <table:table-cell table:style-name="ce2" table:formula="of:=[MPVs.A45]+0.25" office:value-type="float" office:value="-4.75" calcext:value-type="float">
            <text:p>-4.75</text:p>
          </table:table-cell>
          <table:table-cell table:style-name="ce2" office:value-type="float" office:value="181069.435799791" calcext:value-type="float">
            <text:p>181069.43579979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style-name="ce2" table:number-columns-repeated="1013"/>
        </table:table-row>
        <table:table-row table:style-name="ro1">
          <table:table-cell table:formula="of:=[MPVs.A46]+0.25"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7"/>
          <table:table-cell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13"/>
        </table:table-row>
        <table:table-row table:style-name="ro1">
          <table:table-cell table:formula="of:=[MPVs.A47]+0.25"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7"/>
          <table:table-cell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13"/>
        </table:table-row>
        <table:table-row table:style-name="ro1">
          <table:table-cell table:formula="of:=[MPVs.A48]+0.25"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7"/>
          <table:table-cell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13"/>
        </table:table-row>
        <table:table-row table:style-name="ro1">
          <table:table-cell table:formula="of:=[MPVs.A49]+0.25"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0]+0.25"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7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1]+0.25"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22"/>
        </table:table-row>
        <table:table-row table:style-name="ro1">
          <table:table-cell table:style-name="ce2" table:formula="of:=[MPVs.A52]+0.25" office:value-type="float" office:value="-3" calcext:value-type="float">
            <text:p>-3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1013"/>
        </table:table-row>
        <table:table-row table:style-name="ro1">
          <table:table-cell table:formula="of:=[MPVs.A53]+0.25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MPVs.A54]+0.25"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22"/>
        </table:table-row>
        <table:table-row table:style-name="ro1">
          <table:table-cell table:formula="of:=[MPVs.A55]+0.25"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13"/>
        </table:table-row>
        <table:table-row table:style-name="ro1">
          <table:table-cell table:formula="of:=[MPVs.A56]+0.25"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7"/>
          <table:table-cell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13"/>
        </table:table-row>
        <table:table-row table:style-name="ro1">
          <table:table-cell table:formula="of:=[MPVs.A57]+0.25"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13"/>
        </table:table-row>
        <table:table-row table:style-name="ro1">
          <table:table-cell table:formula="of:=[MPVs.A58]+0.25"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013"/>
        </table:table-row>
        <table:table-row table:style-name="ro1">
          <table:table-cell table:formula="of:=[MPVs.A59]+0.25"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7"/>
          <table:table-cell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13"/>
        </table:table-row>
        <table:table-row table:style-name="ro1">
          <table:table-cell table:formula="of:=[MPVs.A60]+0.2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13"/>
        </table:table-row>
        <table:table-row table:style-name="ro1">
          <table:table-cell table:style-name="ce2" table:formula="of:=[MPVs.A61]+0.25" office:value-type="float" office:value="-0.75" calcext:value-type="float">
            <text:p>-0.75</text:p>
          </table:table-cell>
          <table:table-cell table:style-name="ce2" office:value-type="float" office:value="74286.5474257694" calcext:value-type="float">
            <text:p>74286.54742576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62]+0.25" office:value-type="float" office:value="-0.5" calcext:value-type="float">
            <text:p>-0.5</text:p>
          </table:table-cell>
          <table:table-cell table:style-name="ce2" office:value-type="float" office:value="173871.236256014" calcext:value-type="float">
            <text:p>173871.23625601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style-name="ce2" table:number-columns-repeated="1013"/>
        </table:table-row>
        <table:table-row table:style-name="ro1">
          <table:table-cell table:formula="of:=[MPVs.A63]+0.25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13"/>
        </table:table-row>
        <table:table-row table:style-name="ro1">
          <table:table-cell table:formula="of:=[MPVs.A64]+0.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13"/>
        </table:table-row>
        <table:table-row table:style-name="ro1">
          <table:table-cell table:formula="of:=[MPVs.A65]+0.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13"/>
        </table:table-row>
        <table:table-row table:style-name="ro1">
          <table:table-cell table:formula="of:=[MPVs.A66]+0.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13"/>
        </table:table-row>
        <table:table-row table:style-name="ro1">
          <table:table-cell table:formula="of:=[MPVs.A67]+0.2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13"/>
        </table:table-row>
        <table:table-row table:style-name="ro1">
          <table:table-cell table:formula="of:=[MPVs.A68]+0.25"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7"/>
          <table:table-cell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13"/>
        </table:table-row>
        <table:table-row table:style-name="ro1">
          <table:table-cell table:formula="of:=[MPVs.A69]+0.25"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7"/>
          <table:table-cell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13"/>
        </table:table-row>
        <table:table-row table:style-name="ro1">
          <table:table-cell table:formula="of:=[MPVs.A70]+0.25"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13"/>
        </table:table-row>
        <table:table-row table:style-name="ro1">
          <table:table-cell table:style-name="ce2" table:formula="of:=[MPVs.A71]+0.25" office:value-type="float" office:value="1.75" calcext:value-type="float">
            <text:p>1.75</text:p>
          </table:table-cell>
          <table:table-cell table:style-name="ce2" office:value-type="float" office:value="115015.537527879" calcext:value-type="float">
            <text:p>115015.537527879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style-name="ce2" table:number-columns-repeated="1013"/>
        </table:table-row>
        <table:table-row table:style-name="ro1">
          <table:table-cell table:formula="of:=[MPVs.A72]+0.25"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13"/>
        </table:table-row>
        <table:table-row table:style-name="ro1">
          <table:table-cell table:formula="of:=[MPVs.A73]+0.25"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7"/>
          <table:table-cell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13"/>
        </table:table-row>
        <table:table-row table:style-name="ro1">
          <table:table-cell table:style-name="ce2" table:formula="of:=[MPVs.A74]+0.25" office:value-type="float" office:value="2.5" calcext:value-type="float">
            <text:p>2.5</text:p>
          </table:table-cell>
          <table:table-cell table:style-name="ce2" office:value-type="float" office:value="210481.084160295" calcext:value-type="float">
            <text:p>210481.08416029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style-name="ce2" table:number-columns-repeated="1013"/>
        </table:table-row>
        <table:table-row table:style-name="ro1">
          <table:table-cell table:formula="of:=[MPVs.A75]+0.25"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7"/>
          <table:table-cell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13"/>
        </table:table-row>
        <table:table-row table:style-name="ro1">
          <table:table-cell table:formula="of:=[MPVs.A76]+0.25"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13"/>
        </table:table-row>
        <table:table-row table:style-name="ro1">
          <table:table-cell table:formula="of:=[MPVs.A77]+0.25"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7"/>
          <table:table-cell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13"/>
        </table:table-row>
        <table:table-row table:style-name="ro1">
          <table:table-cell table:formula="of:=[MPVs.A78]+0.25"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13"/>
        </table:table-row>
        <table:table-row table:style-name="ro1">
          <table:table-cell table:formula="of:=[MPVs.A79]+0.25"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7"/>
          <table:table-cell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13"/>
        </table:table-row>
        <table:table-row table:style-name="ro1">
          <table:table-cell table:formula="of:=[MPVs.A80]+0.25"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13"/>
        </table:table-row>
        <table:table-row table:style-name="ro1">
          <table:table-cell table:formula="of:=[MPVs.A81]+0.25"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7"/>
          <table:table-cell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13"/>
        </table:table-row>
        <table:table-row table:style-name="ro1">
          <table:table-cell table:formula="of:=[MPVs.A82]+0.25"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13"/>
        </table:table-row>
        <table:table-row table:style-name="ro1">
          <table:table-cell table:formula="of:=[MPVs.A83]+0.25"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7"/>
          <table:table-cell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13"/>
        </table:table-row>
        <table:table-row table:style-name="ro1">
          <table:table-cell table:style-name="ce2" table:formula="of:=[MPVs.A84]+0.25" office:value-type="float" office:value="5" calcext:value-type="float">
            <text:p>5</text:p>
          </table:table-cell>
          <table:table-cell table:style-name="ce2" office:value-type="float" office:value="205331.205682864" calcext:value-type="float">
            <text:p>205331.20568286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5]+0.25" office:value-type="float" office:value="5.25" calcext:value-type="float">
            <text:p>5.25</text:p>
          </table:table-cell>
          <table:table-cell table:style-name="ce2" office:value-type="float" office:value="137380.337124857" calcext:value-type="float">
            <text:p>137380.33712485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6]+0.25" office:value-type="float" office:value="5.5" calcext:value-type="float">
            <text:p>5.5</text:p>
          </table:table-cell>
          <table:table-cell table:style-name="ce2" office:value-type="float" office:value="209223.027028417" calcext:value-type="float">
            <text:p>209223.02702841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style-name="ce2" table:number-columns-repeated="1013"/>
        </table:table-row>
        <table:table-row table:style-name="ro1">
          <table:table-cell table:formula="of:=[MPVs.A87]+0.25"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7"/>
          <table:table-cell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13"/>
        </table:table-row>
        <table:table-row table:style-name="ro1">
          <table:table-cell table:formula="of:=[MPVs.A88]+0.25"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13"/>
        </table:table-row>
        <table:table-row table:style-name="ro1">
          <table:table-cell table:formula="of:=[MPVs.A89]+0.25"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7"/>
          <table:table-cell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13"/>
        </table:table-row>
        <table:table-row table:style-name="ro1">
          <table:table-cell table:formula="of:=[MPVs.A90]+0.25"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7"/>
          <table:table-cell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13"/>
        </table:table-row>
        <table:table-row table:style-name="ro1">
          <table:table-cell table:formula="of:=[MPVs.A91]+0.25"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13"/>
        </table:table-row>
        <table:table-row table:style-name="ro1">
          <table:table-cell table:formula="of:=[MPVs.A92]+0.25"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7"/>
          <table:table-cell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13"/>
        </table:table-row>
        <table:table-row table:style-name="ro1">
          <table:table-cell table:formula="of:=[MPVs.A93]+0.25"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7"/>
          <table:table-cell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13"/>
        </table:table-row>
        <table:table-row table:style-name="ro1">
          <table:table-cell table:formula="of:=[MPVs.A94]+0.25"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7"/>
          <table:table-cell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13"/>
        </table:table-row>
        <table:table-row table:style-name="ro1">
          <table:table-cell table:formula="of:=[MPVs.A95]+0.25"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13"/>
        </table:table-row>
        <table:table-row table:style-name="ro1">
          <table:table-cell table:formula="of:=[MPVs.A96]+0.25"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13"/>
        </table:table-row>
        <table:table-row table:style-name="ro1">
          <table:table-cell table:formula="of:=[MPVs.A97]+0.25"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13"/>
        </table:table-row>
        <table:table-row table:style-name="ro1">
          <table:table-cell table:formula="of:=[MPVs.A98]+0.25"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13"/>
        </table:table-row>
        <table:table-row table:style-name="ro1">
          <table:table-cell table:formula="of:=[MPVs.A99]+0.25"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7"/>
          <table:table-cell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13"/>
        </table:table-row>
        <table:table-row table:style-name="ro1">
          <table:table-cell table:style-name="ce2" table:formula="of:=[MPVs.A100]+0.25" office:value-type="float" office:value="9" calcext:value-type="float">
            <text:p>9</text:p>
          </table:table-cell>
          <table:table-cell table:style-name="ce2" office:value-type="float" office:value="104365.117278332" calcext:value-type="float">
            <text:p>104365.11727833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01]+0.25" office:value-type="float" office:value="9.25" calcext:value-type="float">
            <text:p>9.25</text:p>
          </table:table-cell>
          <table:table-cell table:style-name="ce2" office:value-type="float" office:value="126660.569769894" calcext:value-type="float">
            <text:p>126660.5697698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style-name="ce2" table:number-columns-repeated="1013"/>
        </table:table-row>
        <table:table-row table:style-name="ro1">
          <table:table-cell table:formula="of:=[MPVs.A102]+0.25"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13"/>
        </table:table-row>
        <table:table-row table:style-name="ro1">
          <table:table-cell table:formula="of:=[MPVs.A103]+0.25"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22"/>
        </table:table-row>
        <table:table-row table:style-name="ro1">
          <table:table-cell table:formula="of:=[MPVs.A104]+0.25"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22"/>
        </table:table-row>
        <table:table-row table:style-name="ro1">
          <table:table-cell table:formula="of:=[MPVs.A105]+0.25"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22"/>
        </table:table-row>
        <table:table-row table:style-name="ro1">
          <table:table-cell table:formula="of:=[MPVs.A106]+0.25"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22"/>
        </table:table-row>
        <table:table-row table:style-name="ro1">
          <table:table-cell table:formula="of:=[MPVs.A107]+0.25"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22"/>
        </table:table-row>
        <table:table-row table:style-name="ro1">
          <table:table-cell table:formula="of:=[MPVs.A108]+0.25"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22"/>
        </table:table-row>
        <table:table-row table:style-name="ro1">
          <table:table-cell table:formula="of:=[MPVs.A109]+0.25"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22"/>
        </table:table-row>
        <table:table-row table:style-name="ro1">
          <table:table-cell table:formula="of:=[MPVs.A110]+0.25"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22"/>
        </table:table-row>
        <table:table-row table:style-name="ro1">
          <table:table-cell table:style-name="ce2" table:formula="of:=[MPVs.A111]+0.25" office:value-type="float" office:value="11.75" calcext:value-type="float">
            <text:p>11.75</text:p>
          </table:table-cell>
          <table:table-cell table:style-name="ce2" office:value-type="float" office:value="191843.272208777" calcext:value-type="float">
            <text:p>191843.272208777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2]+0.25"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22"/>
        </table:table-row>
        <table:table-row table:style-name="ro1">
          <table:table-cell table:formula="of:=[MPVs.A113]+0.25"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22"/>
        </table:table-row>
        <table:table-row table:style-name="ro1">
          <table:table-cell table:formula="of:=[MPVs.A114]+0.25"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22"/>
        </table:table-row>
        <table:table-row table:style-name="ro1">
          <table:table-cell table:formula="of:=[MPVs.A115]+0.25"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22"/>
        </table:table-row>
        <table:table-row table:style-name="ro1">
          <table:table-cell table:formula="of:=[MPVs.A116]+0.25"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22"/>
        </table:table-row>
        <table:table-row table:style-name="ro1">
          <table:table-cell table:style-name="ce2" table:formula="of:=[MPVs.A117]+0.25" office:value-type="float" office:value="13.25" calcext:value-type="float">
            <text:p>13.25</text:p>
          </table:table-cell>
          <table:table-cell table:style-name="ce2" office:value-type="float" office:value="193497.297197161" calcext:value-type="float">
            <text:p>193497.297197161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8]+0.25"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22"/>
        </table:table-row>
        <table:table-row table:style-name="ro1">
          <table:table-cell table:style-name="ce2" table:formula="of:=[MPVs.A119]+0.25" office:value-type="float" office:value="13.75" calcext:value-type="float">
            <text:p>13.75</text:p>
          </table:table-cell>
          <table:table-cell table:style-name="ce2" office:value-type="float" office:value="191164.779907304" calcext:value-type="float">
            <text:p>191164.779907304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0]+0.25"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22"/>
        </table:table-row>
        <table:table-row table:style-name="ro1">
          <table:table-cell table:style-name="ce2" table:formula="of:=[MPVs.A121]+0.25" office:value-type="float" office:value="14.25" calcext:value-type="float">
            <text:p>14.25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2]+0.25" office:value-type="float" office:value="14.5" calcext:value-type="float">
            <text:p>14.5</text:p>
          </table:table-cell>
          <table:table-cell table:style-name="ce2" office:value-type="float" office:value="186638.362584663" calcext:value-type="float">
            <text:p>186638.36258466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3]+0.25" office:value-type="float" office:value="14.75" calcext:value-type="float">
            <text:p>14.75</text:p>
          </table:table-cell>
          <table:table-cell table:style-name="ce2" office:value-type="float" office:value="196036.992212918" calcext:value-type="float">
            <text:p>196036.99221291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4]+0.25"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22"/>
        </table:table-row>
        <table:table-row table:style-name="ro1">
          <table:table-cell table:formula="of:=[MPVs.A125]+0.25"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22"/>
        </table:table-row>
        <table:table-row table:style-name="ro1">
          <table:table-cell table:style-name="ce2" table:formula="of:=[MPVs.A126]+0.25" office:value-type="float" office:value="15.5" calcext:value-type="float">
            <text:p>15.5</text:p>
          </table:table-cell>
          <table:table-cell table:style-name="ce2" office:value-type="float" office:value="270498.753384586" calcext:value-type="float">
            <text:p>270498.75338458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7]+0.25" office:value-type="float" office:value="15.75" calcext:value-type="float">
            <text:p>15.75</text:p>
          </table:table-cell>
          <table:table-cell table:style-name="ce2" office:value-type="float" office:value="222940.191828326" calcext:value-type="float">
            <text:p>222940.19182832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8]+0.25"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22"/>
        </table:table-row>
        <table:table-row table:style-name="ro1">
          <table:table-cell table:formula="of:=[MPVs.A129]+0.25"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22"/>
        </table:table-row>
        <table:table-row table:style-name="ro1">
          <table:table-cell table:formula="of:=[MPVs.A130]+0.25"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22"/>
        </table:table-row>
        <table:table-row table:style-name="ro1">
          <table:table-cell table:style-name="ce2" table:formula="of:=[MPVs.A131]+0.25" office:value-type="float" office:value="16.75" calcext:value-type="float">
            <text:p>16.75</text:p>
          </table:table-cell>
          <table:table-cell table:style-name="ce2" office:value-type="float" office:value="197442.108615848" calcext:value-type="float">
            <text:p>197442.10861584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204390.740044279" calcext:value-type="float">
            <text:p>204390.740044279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-15.75" calcext:value-type="float">
            <text:p>-15.75</text:p>
          </table:table-cell>
          <table:table-cell table:number-columns-repeated="3"/>
          <table:table-cell office:value-type="float" office:value="180851.40209414" calcext:value-type="float">
            <text:p>180851.40209414</text:p>
          </table:table-cell>
          <table:table-cell office:value-type="float" office:value="-14.25" calcext:value-type="float">
            <text:p>-14.25</text:p>
          </table:table-cell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-15.5" calcext:value-type="float">
            <text:p>-15.5</text:p>
          </table:table-cell>
          <table:table-cell table:number-columns-repeated="3"/>
          <table:table-cell office:value-type="float" office:value="173116.583918593" calcext:value-type="float">
            <text:p>173116.58391859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214904.109157249" calcext:value-type="float">
            <text:p>214904.109157249</text:p>
          </table:table-cell>
          <table:table-cell office:value-type="float" office:value="-12.25" calcext:value-type="float">
            <text:p>-12.25</text:p>
          </table:table-cell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-14.75" calcext:value-type="float">
            <text:p>-14.75</text:p>
          </table:table-cell>
          <table:table-cell table:number-columns-repeated="3"/>
          <table:table-cell office:value-type="float" office:value="214409.682030695" calcext:value-type="float">
            <text:p>214409.682030695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-14.5" calcext:value-type="float">
            <text:p>-14.5</text:p>
          </table:table-cell>
          <table:table-cell table:number-columns-repeated="3"/>
          <table:table-cell office:value-type="float" office:value="183728.479210658" calcext:value-type="float">
            <text:p>183728.479210658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office:value-type="float" office:value="329537.642593708" calcext:value-type="float">
            <text:p>329537.642593708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191441.942407133" calcext:value-type="float">
            <text:p>191441.942407133</text:p>
          </table:table-cell>
          <table:table-cell office:value-type="float" office:value="-10.25" calcext:value-type="float">
            <text:p>-10.25</text:p>
          </table:table-cell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-13.75" calcext:value-type="float">
            <text:p>-13.75</text:p>
          </table:table-cell>
          <table:table-cell table:number-columns-repeated="3"/>
          <table:table-cell office:value-type="float" office:value="191085.494639266" calcext:value-type="float">
            <text:p>191085.494639266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-13.5" calcext:value-type="float">
            <text:p>-13.5</text:p>
          </table:table-cell>
          <table:table-cell table:number-columns-repeated="3"/>
          <table:table-cell office:value-type="float" office:value="167770.934378763" calcext:value-type="float">
            <text:p>167770.934378763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340329.552984582" calcext:value-type="float">
            <text:p>340329.552984582</text:p>
          </table:table-cell>
          <table:table-cell office:value-type="float" office:value="-13.25" calcext:value-type="float">
            <text:p>-13.25</text:p>
          </table:table-cell>
          <table:table-cell table:number-columns-repeated="3"/>
          <table:table-cell office:value-type="float" office:value="181069.435799791" calcext:value-type="float">
            <text:p>181069.435799791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-12.75" calcext:value-type="float">
            <text:p>-12.75</text:p>
          </table:table-cell>
          <table:table-cell table:number-columns-repeated="3"/>
          <table:table-cell office:value-type="float" office:value="92932.4725592466" calcext:value-type="float">
            <text:p>92932.472559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4905.198959116" calcext:value-type="float">
            <text:p>354905.198959116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  <table:table-cell office:value-type="float" office:value="74286.5474257694" calcext:value-type="float">
            <text:p>74286.5474257694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73871.236256014" calcext:value-type="float">
            <text:p>173871.23625601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-11.75" calcext:value-type="float">
            <text:p>-11.75</text:p>
          </table:table-cell>
          <table:table-cell table:number-columns-repeated="3"/>
          <table:table-cell office:value-type="float" office:value="115015.537527879" calcext:value-type="float">
            <text:p>115015.53752787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210481.084160295" calcext:value-type="float">
            <text:p>210481.0841602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-10.75" calcext:value-type="float">
            <text:p>-10.75</text:p>
          </table:table-cell>
          <table:table-cell table:number-columns-repeated="3"/>
          <table:table-cell office:value-type="float" office:value="205331.205682864" calcext:value-type="float">
            <text:p>205331.205682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-10.5" calcext:value-type="float">
            <text:p>-10.5</text:p>
          </table:table-cell>
          <table:table-cell table:number-columns-repeated="3"/>
          <table:table-cell office:value-type="float" office:value="137380.337124857" calcext:value-type="float">
            <text:p>137380.33712485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209223.027028417" calcext:value-type="float">
            <text:p>209223.02702841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-9.75" calcext:value-type="float">
            <text:p>-9.75</text:p>
          </table:table-cell>
          <table:table-cell table:number-columns-repeated="3"/>
          <table:table-cell office:value-type="float" office:value="104365.117278332" calcext:value-type="float">
            <text:p>104365.117278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-9.5" calcext:value-type="float">
            <text:p>-9.5</text:p>
          </table:table-cell>
          <table:table-cell table:number-columns-repeated="3"/>
          <table:table-cell office:value-type="float" office:value="126660.569769894" calcext:value-type="float">
            <text:p>126660.56976989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72201.0867255" calcext:value-type="float">
            <text:p>372201.0867255</text:p>
          </table:table-cell>
          <table:table-cell office:value-type="float" office:value="-9.25" calcext:value-type="float">
            <text:p>-9.25</text:p>
          </table:table-cell>
          <table:table-cell table:number-columns-repeated="3"/>
          <table:table-cell office:value-type="float" office:value="191843.272208777" calcext:value-type="float">
            <text:p>191843.272208777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193497.297197161" calcext:value-type="float">
            <text:p>193497.29719716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-8.75" calcext:value-type="float">
            <text:p>-8.75</text:p>
          </table:table-cell>
          <table:table-cell table:number-columns-repeated="3"/>
          <table:table-cell office:value-type="float" office:value="191164.779907304" calcext:value-type="float">
            <text:p>191164.77990730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-8.5" calcext:value-type="float">
            <text:p>-8.5</text:p>
          </table:table-cell>
          <table:table-cell table:number-columns-repeated="3"/>
          <table:table-cell office:value-type="float" office:value="216610.687506233" calcext:value-type="float">
            <text:p>216610.687506233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186638.362584663" calcext:value-type="float">
            <text:p>186638.36258466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-7.75" calcext:value-type="float">
            <text:p>-7.75</text:p>
          </table:table-cell>
          <table:table-cell table:number-columns-repeated="3"/>
          <table:table-cell office:value-type="float" office:value="196036.992212918" calcext:value-type="float">
            <text:p>196036.99221291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-7.5" calcext:value-type="float">
            <text:p>-7.5</text:p>
          </table:table-cell>
          <table:table-cell table:number-columns-repeated="3"/>
          <table:table-cell office:value-type="float" office:value="270498.753384586" calcext:value-type="float">
            <text:p>270498.75338458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-7.25" calcext:value-type="float">
            <text:p>-7.25</text:p>
          </table:table-cell>
          <table:table-cell table:number-columns-repeated="3"/>
          <table:table-cell office:value-type="float" office:value="222940.191828326" calcext:value-type="float">
            <text:p>222940.191828326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197442.108615848" calcext:value-type="float">
            <text:p>197442.10861584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-5.5" calcext:value-type="float">
            <text:p>-5.5</text:p>
          </table:table-cell>
          <table:table-cell table:number-columns-repeated="5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-5.25" calcext:value-type="float">
            <text:p>-5.25</text:p>
          </table:table-cell>
          <table:table-cell table:number-columns-repeated="5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-4.5" calcext:value-type="float">
            <text:p>-4.5</text:p>
          </table:table-cell>
          <table:table-cell table:number-columns-repeated="5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-4.25" calcext:value-type="float">
            <text:p>-4.25</text:p>
          </table:table-cell>
          <table:table-cell table:number-columns-repeated="5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-3.5" calcext:value-type="float">
            <text:p>-3.5</text:p>
          </table:table-cell>
          <table:table-cell table:number-columns-repeated="5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-2.5" calcext:value-type="float">
            <text:p>-2.5</text:p>
          </table:table-cell>
          <table:table-cell table:number-columns-repeated="5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-2.25" calcext:value-type="float">
            <text:p>-2.25</text:p>
          </table:table-cell>
          <table:table-cell table:number-columns-repeated="5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-1.75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-1.25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8.75" calcext:value-type="float">
            <text:p>8.75</text:p>
          </table:table-cell>
          <table:table-cell table:number-columns-repeated="5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9.75" calcext:value-type="float">
            <text:p>9.75</text:p>
          </table:table-cell>
          <table:table-cell table:number-columns-repeated="5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10.25" calcext:value-type="float">
            <text:p>10.25</text:p>
          </table:table-cell>
          <table:table-cell table:number-columns-repeated="5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10.75" calcext:value-type="float">
            <text:p>10.75</text:p>
          </table:table-cell>
          <table:table-cell table:number-columns-repeated="5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11.5" calcext:value-type="float">
            <text:p>11.5</text:p>
          </table:table-cell>
          <table:table-cell table:number-columns-repeated="5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12.25" calcext:value-type="float">
            <text:p>12.25</text:p>
          </table:table-cell>
          <table:table-cell table:number-columns-repeated="5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12.75" calcext:value-type="float">
            <text:p>12.75</text:p>
          </table:table-cell>
          <table:table-cell table:number-columns-repeated="5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15.25" calcext:value-type="float">
            <text:p>15.25</text:p>
          </table:table-cell>
          <table:table-cell table:number-columns-repeated="5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16.25" calcext:value-type="float">
            <text:p>16.25</text:p>
          </table:table-cell>
          <table:table-cell table:number-columns-repeated="5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</table:table>
      <table:table table:name="phi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0.959762" calcext:value-type="float">
            <text:p>0.959762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2"/>
          <table:table-cell office:value-type="float" office:value="0.952967" calcext:value-type="float">
            <text:p>0.952967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table:style-name="ce2" office:value-type="float" office:value="0.720341" calcext:value-type="float">
            <text:p>0.720341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/>
          <table:table-cell office:value-type="float" office:value="0.889156" calcext:value-type="float">
            <text:p>0.889156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0.963638" calcext:value-type="float">
            <text:p>0.963638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2"/>
          <table:table-cell office:value-type="float" office:value="0.927361" calcext:value-type="float">
            <text:p>0.927361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0.838716" calcext:value-type="float">
            <text:p>0.838716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3"/>
        </table:table-row>
        <table:table-row table:style-name="ro1">
          <table:table-cell office:value-type="float" office:value="0.964383" calcext:value-type="float">
            <text:p>0.964383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2"/>
          <table:table-cell office:value-type="float" office:value="0.913177" calcext:value-type="float">
            <text:p>0.913177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0.926924" calcext:value-type="float">
            <text:p>0.926924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3"/>
        </table:table-row>
        <table:table-row table:style-name="ro1">
          <table:table-cell office:value-type="float" office:value="0.952045" calcext:value-type="float">
            <text:p>0.95204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2"/>
          <table:table-cell office:value-type="float" office:value="0.328346" calcext:value-type="float">
            <text:p>0.328346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0.862964" calcext:value-type="float">
            <text:p>0.862964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number-columns-repeated="3"/>
        </table:table-row>
        <table:table-row table:style-name="ro1">
          <table:table-cell office:value-type="float" office:value="0.954909" calcext:value-type="float">
            <text:p>0.954909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2"/>
          <table:table-cell office:value-type="float" office:value="0.962498" calcext:value-type="float">
            <text:p>0.962498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0.935823" calcext:value-type="float">
            <text:p>0.935823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3"/>
        </table:table-row>
        <table:table-row table:style-name="ro1">
          <table:table-cell office:value-type="float" office:value="0.954591" calcext:value-type="float">
            <text:p>0.954591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2"/>
          <table:table-cell office:value-type="float" office:value="0.952321" calcext:value-type="float">
            <text:p>0.952321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0.960276" calcext:value-type="float">
            <text:p>0.960276</text:p>
          </table:table-cell>
          <table:table-cell office:value-type="float" office:value="329537.642593708" calcext:value-type="float">
            <text:p>329537.642593708</text:p>
          </table:table-cell>
          <table:table-cell table:number-columns-repeated="2"/>
          <table:table-cell office:value-type="float" office:value="0.93394" calcext:value-type="float">
            <text:p>0.9339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2"/>
          <table:table-cell office:value-type="float" office:value="0.926592" calcext:value-type="float">
            <text:p>0.92659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0.962465" calcext:value-type="float">
            <text:p>0.96246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2"/>
          <table:table-cell office:value-type="float" office:value="0.918177" calcext:value-type="float">
            <text:p>0.91817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0.961088" calcext:value-type="float">
            <text:p>0.961088</text:p>
          </table:table-cell>
          <table:table-cell office:value-type="float" office:value="340329.552984582" calcext:value-type="float">
            <text:p>340329.552984582</text:p>
          </table:table-cell>
          <table:table-cell table:number-columns-repeated="2"/>
          <table:table-cell office:value-type="float" office:value="0.870833" calcext:value-type="float">
            <text:p>0.870833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0.97154" calcext:value-type="float">
            <text:p>0.97154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2"/>
          <table:table-cell office:value-type="float" office:value="0.984226" calcext:value-type="float">
            <text:p>0.984226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0.950166" calcext:value-type="float">
            <text:p>0.950166</text:p>
          </table:table-cell>
          <table:table-cell office:value-type="float" office:value="354905.198959116" calcext:value-type="float">
            <text:p>354905.198959116</text:p>
          </table:table-cell>
          <table:table-cell table:number-columns-repeated="2"/>
          <table:table-cell office:value-type="float" office:value="0.9566" calcext:value-type="float">
            <text:p>0.9566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0.967263" calcext:value-type="float">
            <text:p>0.967263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2"/>
          <table:table-cell office:value-type="float" office:value="0.936905" calcext:value-type="float">
            <text:p>0.936905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0.964945" calcext:value-type="float">
            <text:p>0.96494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2"/>
          <table:table-cell office:value-type="float" office:value="0.938548" calcext:value-type="float">
            <text:p>0.938548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 table:number-columns-repeated="6"/>
        </table:table-row>
        <table:table-row table:style-name="ro1">
          <table:table-cell office:value-type="float" office:value="0.951587" calcext:value-type="float">
            <text:p>0.951587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2"/>
          <table:table-cell office:value-type="float" office:value="0.917586" calcext:value-type="float">
            <text:p>0.917586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0.956256" calcext:value-type="float">
            <text:p>0.956256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2"/>
          <table:table-cell office:value-type="float" office:value="0.936861" calcext:value-type="float">
            <text:p>0.936861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0.957217" calcext:value-type="float">
            <text:p>0.957217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2"/>
          <table:table-cell office:value-type="float" office:value="0.581027" calcext:value-type="float">
            <text:p>0.581027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0.957416" calcext:value-type="float">
            <text:p>0.957416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2"/>
          <table:table-cell table:style-name="ce2" office:value-type="float" office:value="0.806302" calcext:value-type="float">
            <text:p>0.806302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0.963368" calcext:value-type="float">
            <text:p>0.963368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2"/>
          <table:table-cell office:value-type="float" office:value="0.937507" calcext:value-type="float">
            <text:p>0.937507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0.96425" calcext:value-type="float">
            <text:p>0.9642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2"/>
          <table:table-cell office:value-type="float" office:value="0.94554" calcext:value-type="float">
            <text:p>0.94554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0.962885" calcext:value-type="float">
            <text:p>0.962885</text:p>
          </table:table-cell>
          <table:table-cell office:value-type="float" office:value="372201.0867255" calcext:value-type="float">
            <text:p>372201.0867255</text:p>
          </table:table-cell>
          <table:table-cell table:number-columns-repeated="2"/>
          <table:table-cell office:value-type="float" office:value="0.947267" calcext:value-type="float">
            <text:p>0.947267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0.948511" calcext:value-type="float">
            <text:p>0.948511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2"/>
          <table:table-cell office:value-type="float" office:value="0.897948" calcext:value-type="float">
            <text:p>0.897948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0.958215" calcext:value-type="float">
            <text:p>0.95821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2"/>
          <table:table-cell office:value-type="float" office:value="0.933273" calcext:value-type="float">
            <text:p>0.933273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0.9559" calcext:value-type="float">
            <text:p>0.9559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0"/>
        </table:table-row>
        <table:table-row table:style-name="ro1">
          <table:table-cell office:value-type="float" office:value="0.954143" calcext:value-type="float">
            <text:p>0.954143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"/>
        </table:table-row>
        <table:table-row table:style-name="ro1">
          <table:table-cell office:value-type="float" office:value="0.960212" calcext:value-type="float">
            <text:p>0.960212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"/>
        </table:table-row>
        <table:table-row table:style-name="ro1">
          <table:table-cell office:value-type="float" office:value="0.962679" calcext:value-type="float">
            <text:p>0.962679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"/>
        </table:table-row>
        <table:table-row table:style-name="ro1">
          <table:table-cell office:value-type="float" office:value="0.959724" calcext:value-type="float">
            <text:p>0.959724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0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"/>
        </table:table-row>
        <table:table-row table:style-name="ro1">
          <table:table-cell office:value-type="float" office:value="0.955776" calcext:value-type="float">
            <text:p>0.955776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"/>
        </table:table-row>
        <table:table-row table:style-name="ro1">
          <table:table-cell office:value-type="float" office:value="0.957582" calcext:value-type="float">
            <text:p>0.957582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"/>
        </table:table-row>
        <table:table-row table:style-name="ro1">
          <table:table-cell office:value-type="float" office:value="0.952356" calcext:value-type="float">
            <text:p>0.95235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0"/>
        </table:table-row>
        <table:table-row table:style-name="ro1">
          <table:table-cell office:value-type="float" office:value="0.963523" calcext:value-type="float">
            <text:p>0.963523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"/>
        </table:table-row>
        <table:table-row table:style-name="ro1">
          <table:table-cell office:value-type="float" office:value="0.962658" calcext:value-type="float">
            <text:p>0.962658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"/>
        </table:table-row>
        <table:table-row table:style-name="ro1">
          <table:table-cell office:value-type="float" office:value="0.962729" calcext:value-type="float">
            <text:p>0.962729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"/>
        </table:table-row>
        <table:table-row table:style-name="ro1">
          <table:table-cell office:value-type="float" office:value="0.960465" calcext:value-type="float">
            <text:p>0.96046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"/>
        </table:table-row>
        <table:table-row table:style-name="ro1">
          <table:table-cell office:value-type="float" office:value="0.953565" calcext:value-type="float">
            <text:p>0.95356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"/>
        </table:table-row>
        <table:table-row table:style-name="ro1">
          <table:table-cell office:value-type="float" office:value="0.953472" calcext:value-type="float">
            <text:p>0.953472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"/>
        </table:table-row>
        <table:table-row table:style-name="ro1">
          <table:table-cell office:value-type="float" office:value="0.961861" calcext:value-type="float">
            <text:p>0.961861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0"/>
        </table:table-row>
        <table:table-row table:style-name="ro1">
          <table:table-cell office:value-type="float" office:value="0.964186" calcext:value-type="float">
            <text:p>0.964186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"/>
        </table:table-row>
        <table:table-row table:style-name="ro1">
          <table:table-cell office:value-type="float" office:value="0.96166" calcext:value-type="float">
            <text:p>0.96166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"/>
        </table:table-row>
        <table:table-row table:style-name="ro1">
          <table:table-cell office:value-type="float" office:value="0.96689" calcext:value-type="float">
            <text:p>0.96689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"/>
        </table:table-row>
        <table:table-row table:style-name="ro1">
          <table:table-cell office:value-type="float" office:value="0.972655" calcext:value-type="float">
            <text:p>0.97265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"/>
        </table:table-row>
        <table:table-row table:style-name="ro1">
          <table:table-cell office:value-type="float" office:value="0.953492" calcext:value-type="float">
            <text:p>0.95349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0"/>
        </table:table-row>
        <table:table-row table:style-name="ro1">
          <table:table-cell office:value-type="float" office:value="0.960075" calcext:value-type="float">
            <text:p>0.9600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"/>
        </table:table-row>
        <table:table-row table:style-name="ro1">
          <table:table-cell office:value-type="float" office:value="0.961787" calcext:value-type="float">
            <text:p>0.961787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"/>
        </table:table-row>
        <table:table-row table:style-name="ro1">
          <table:table-cell office:value-type="float" office:value="0.960046" calcext:value-type="float">
            <text:p>0.960046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"/>
        </table:table-row>
        <table:table-row table:style-name="ro1">
          <table:table-cell office:value-type="float" office:value="0.953238" calcext:value-type="float">
            <text:p>0.953238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"/>
        </table:table-row>
        <table:table-row table:style-name="ro1">
          <table:table-cell office:value-type="float" office:value="0.957589" calcext:value-type="float">
            <text:p>0.957589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"/>
        </table:table-row>
        <table:table-row table:style-name="ro1">
          <table:table-cell office:value-type="float" office:value="0.960359" calcext:value-type="float">
            <text:p>0.960359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"/>
        </table:table-row>
        <table:table-row table:style-name="ro1">
          <table:table-cell table:style-name="ce2" office:value-type="float" office:value="0.755892" calcext:value-type="float">
            <text:p>0.755892</text:p>
          </table:table-cell>
          <table:table-cell table:style-name="ce2" office:value-type="float" office:value="324076.486274348" calcext:value-type="float">
            <text:p>324076.486274348</text:p>
          </table:table-cell>
          <table:table-cell table:number-columns-repeated="10"/>
        </table:table-row>
        <table:table-row table:style-name="ro1">
          <table:table-cell office:value-type="float" office:value="0.962928" calcext:value-type="float">
            <text:p>0.962928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"/>
        </table:table-row>
        <table:table-row table:style-name="ro1">
          <table:table-cell office:value-type="float" office:value="0.963802" calcext:value-type="float">
            <text:p>0.963802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"/>
        </table:table-row>
        <table:table-row table:style-name="ro1">
          <table:table-cell office:value-type="float" office:value="0.941301" calcext:value-type="float">
            <text:p>0.941301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0"/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0"/>
        </table:table-row>
        <table:table-row table:style-name="ro1">
          <table:table-cell office:value-type="float" office:value="0.948669" calcext:value-type="float">
            <text:p>0.948669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"/>
        </table:table-row>
        <table:table-row table:style-name="ro1">
          <table:table-cell office:value-type="float" office:value="0.949108" calcext:value-type="float">
            <text:p>0.949108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"/>
        </table:table-row>
        <table:table-row table:style-name="ro1">
          <table:table-cell office:value-type="float" office:value="0.95745" calcext:value-type="float">
            <text:p>0.95745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"/>
        </table:table-row>
        <table:table-row table:style-name="ro1">
          <table:table-cell office:value-type="float" office:value="0.961644" calcext:value-type="float">
            <text:p>0.961644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"/>
        </table:table-row>
        <table:table-row table:style-name="ro1">
          <table:table-cell office:value-type="float" office:value="0.960452" calcext:value-type="float">
            <text:p>0.960452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"/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"/>
        </table:table-row>
        <table:table-row table:style-name="ro1">
          <table:table-cell office:value-type="float" office:value="0.956541" calcext:value-type="float">
            <text:p>0.956541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"/>
        </table:table-row>
        <table:table-row table:style-name="ro1">
          <table:table-cell office:value-type="float" office:value="0.957005" calcext:value-type="float">
            <text:p>0.957005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"/>
        </table:table-row>
        <table:table-row table:style-name="ro1">
          <table:table-cell table:style-name="ce2" office:value-type="float" office:value="0.724351" calcext:value-type="float">
            <text:p>0.724351</text:p>
          </table:table-cell>
          <table:table-cell table:style-name="ce2" office:value-type="float" office:value="359903.993794379" calcext:value-type="float">
            <text:p>359903.993794379</text:p>
          </table:table-cell>
          <table:table-cell table:number-columns-repeated="10"/>
        </table:table-row>
        <table:table-row table:style-name="ro1">
          <table:table-cell office:value-type="float" office:value="0.96276" calcext:value-type="float">
            <text:p>0.96276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"/>
        </table:table-row>
        <table:table-row table:style-name="ro1">
          <table:table-cell office:value-type="float" office:value="0.96314" calcext:value-type="float">
            <text:p>0.9631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"/>
        </table:table-row>
        <table:table-row table:style-name="ro1">
          <table:table-cell office:value-type="float" office:value="0.945036" calcext:value-type="float">
            <text:p>0.94503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0"/>
        </table:table-row>
        <table:table-row table:style-name="ro1">
          <table:table-cell office:value-type="float" office:value="0.95576" calcext:value-type="float">
            <text:p>0.95576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"/>
        </table:table-row>
        <table:table-row table:style-name="ro1">
          <table:table-cell office:value-type="float" office:value="0.958227" calcext:value-type="float">
            <text:p>0.95822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"/>
        </table:table-row>
        <table:table-row table:style-name="ro1">
          <table:table-cell office:value-type="float" office:value="0.946598" calcext:value-type="float">
            <text:p>0.946598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"/>
        </table:table-row>
        <table:table-row table:style-name="ro1">
          <table:table-cell office:value-type="float" office:value="0.963161" calcext:value-type="float">
            <text:p>0.963161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"/>
        </table:table-row>
        <table:table-row table:style-name="ro1">
          <table:table-cell office:value-type="float" office:value="0.807414" calcext:value-type="float">
            <text:p>0.807414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"/>
        </table:table-row>
        <table:table-row table:style-name="ro1">
          <table:table-cell office:value-type="float" office:value="0.968335" calcext:value-type="float">
            <text:p>0.96833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"/>
        </table:table-row>
        <table:table-row table:style-name="ro1">
          <table:table-cell office:value-type="float" office:value="0.964175" calcext:value-type="float">
            <text:p>0.9641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"/>
        </table:table-row>
        <table:table-row table:style-name="ro1">
          <table:table-cell office:value-type="float" office:value="0.960368" calcext:value-type="float">
            <text:p>0.960368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"/>
        </table:table-row>
        <table:table-row table:style-name="ro1">
          <table:table-cell office:value-type="float" office:value="0.962367" calcext:value-type="float">
            <text:p>0.962367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"/>
        </table:table-row>
        <table:table-row table:style-name="ro1">
          <table:table-cell office:value-type="float" office:value="0.961551" calcext:value-type="float">
            <text:p>0.961551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"/>
        </table:table-row>
        <table:table-row table:style-name="ro1">
          <table:table-cell office:value-type="float" office:value="0.961803" calcext:value-type="float">
            <text:p>0.961803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"/>
        </table:table-row>
        <table:table-row table:style-name="ro1">
          <table:table-cell office:value-type="float" office:value="0.964407" calcext:value-type="float">
            <text:p>0.964407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"/>
        </table:table-row>
        <table:table-row table:style-name="ro1">
          <table:table-cell table:style-name="ce2" office:value-type="float" office:value="0.802781" calcext:value-type="float">
            <text:p>0.802781</text:p>
          </table:table-cell>
          <table:table-cell table:style-name="ce2" office:value-type="float" office:value="354714.95443417" calcext:value-type="float">
            <text:p>354714.95443417</text:p>
          </table:table-cell>
          <table:table-cell table:number-columns-repeated="10"/>
        </table:table-row>
        <table:table-row table:style-name="ro1">
          <table:table-cell office:value-type="float" office:value="0.951439" calcext:value-type="float">
            <text:p>0.951439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"/>
        </table:table-row>
        <table:table-row table:style-name="ro1">
          <table:table-cell office:value-type="float" office:value="0.957235" calcext:value-type="float">
            <text:p>0.95723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"/>
        </table:table-row>
        <table:table-row table:style-name="ro1">
          <table:table-cell office:value-type="float" office:value="0.910015" calcext:value-type="float">
            <text:p>0.91001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"/>
        </table:table-row>
        <table:table-row table:style-name="ro1">
          <table:table-cell office:value-type="float" office:value="0.962319" calcext:value-type="float">
            <text:p>0.962319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"/>
        </table:table-row>
        <table:table-row table:style-name="ro1">
          <table:table-cell table:style-name="ce2" office:value-type="float" office:value="0.80431" calcext:value-type="float">
            <text:p>0.80431</text:p>
          </table:table-cell>
          <table:table-cell table:style-name="ce2" office:value-type="float" office:value="369232.984900282" calcext:value-type="float">
            <text:p>369232.984900282</text:p>
          </table:table-cell>
          <table:table-cell table:number-columns-repeated="10"/>
        </table:table-row>
        <table:table-row table:style-name="ro1">
          <table:table-cell office:value-type="float" office:value="0.967468" calcext:value-type="float">
            <text:p>0.967468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"/>
        </table:table-row>
        <table:table-row table:style-name="ro1">
          <table:table-cell office:value-type="float" office:value="0.961049" calcext:value-type="float">
            <text:p>0.961049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"/>
        </table:table-row>
        <table:table-row table:style-name="ro1">
          <table:table-cell office:value-type="float" office:value="0.948009" calcext:value-type="float">
            <text:p>0.948009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"/>
        </table:table-row>
        <table:table-row table:style-name="ro1">
          <table:table-cell office:value-type="float" office:value="0.955335" calcext:value-type="float">
            <text:p>0.95533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"/>
        </table:table-row>
        <table:table-row table:style-name="ro1">
          <table:table-cell office:value-type="float" office:value="0.969674" calcext:value-type="float">
            <text:p>0.9696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"/>
        </table:table-row>
        <table:table-row table:style-name="ro1">
          <table:table-cell office:value-type="float" office:value="0.93724" calcext:value-type="float">
            <text:p>0.93724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"/>
        </table:table-row>
        <table:table-row table:style-name="ro1">
          <table:table-cell office:value-type="float" office:value="0.959822" calcext:value-type="float">
            <text:p>0.959822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"/>
        </table:table-row>
        <table:table-row table:style-name="ro1">
          <table:table-cell office:value-type="float" office:value="0.957976" calcext:value-type="float">
            <text:p>0.95797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"/>
        </table:table-row>
        <table:table-row table:style-name="ro1">
          <table:table-cell office:value-type="float" office:value="0.963316" calcext:value-type="float">
            <text:p>0.963316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"/>
        </table:table-row>
        <table:table-row table:style-name="ro1">
          <table:table-cell office:value-type="float" office:value="0.962903" calcext:value-type="float">
            <text:p>0.962903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ta" table:style-name="ta1">
        <table:table-column table:style-name="co1" table:number-columns-repeated="12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0.875411" calcext:value-type="float">
            <text:p>0.875411</text:p>
          </table:table-cell>
          <table:table-cell table:number-columns-repeated="2"/>
          <table:table-cell table:style-name="ce1" office:value-type="float" office:value="204390.740044279" calcext:value-type="float">
            <text:p>204390.740044279</text:p>
          </table:table-cell>
          <table:table-cell office:value-type="float" office:value="0.919281" calcext:value-type="float">
            <text:p>0.919281</text:p>
          </table:table-cell>
          <table:table-cell/>
          <table:table-cell table:style-name="ce1" office:value-type="float" office:value="92932.4725592466" calcext:value-type="float">
            <text:p>92932.4725592466</text:p>
          </table:table-cell>
          <table:table-cell office:value-type="float" office:value="0.823986" calcext:value-type="float">
            <text:p>0.823986</text:p>
          </table:table-cell>
          <table:table-cell/>
          <table:table-cell table:style-name="ce1" office:value-type="float" office:value="74286.5474257694" calcext:value-type="float">
            <text:p>74286.5474257694</text:p>
          </table:table-cell>
          <table:table-cell office:value-type="float" office:value="0.771003" calcext:value-type="float">
            <text:p>0.771003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0.939434" calcext:value-type="float">
            <text:p>0.939434</text:p>
          </table:table-cell>
          <table:table-cell table:number-columns-repeated="2"/>
          <table:table-cell table:style-name="ce1" office:value-type="float" office:value="180851.40209414" calcext:value-type="float">
            <text:p>180851.40209414</text:p>
          </table:table-cell>
          <table:table-cell office:value-type="float" office:value="0.904326" calcext:value-type="float">
            <text:p>0.904326</text:p>
          </table:table-cell>
          <table:table-cell/>
          <table:table-cell table:style-name="ce1" office:value-type="float" office:value="115015.537527879" calcext:value-type="float">
            <text:p>115015.537527879</text:p>
          </table:table-cell>
          <table:table-cell office:value-type="float" office:value="0.902896" calcext:value-type="float">
            <text:p>0.902896</text:p>
          </table:table-cell>
          <table:table-cell table:number-columns-repeated="3"/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0.940229" calcext:value-type="float">
            <text:p>0.940229</text:p>
          </table:table-cell>
          <table:table-cell table:number-columns-repeated="2"/>
          <table:table-cell table:style-name="ce1" office:value-type="float" office:value="173116.583918593" calcext:value-type="float">
            <text:p>173116.583918593</text:p>
          </table:table-cell>
          <table:table-cell office:value-type="float" office:value="0.931085" calcext:value-type="float">
            <text:p>0.931085</text:p>
          </table:table-cell>
          <table:table-cell/>
          <table:table-cell table:style-name="ce1" office:value-type="float" office:value="137380.337124857" calcext:value-type="float">
            <text:p>137380.337124857</text:p>
          </table:table-cell>
          <table:table-cell office:value-type="float" office:value="0.911303" calcext:value-type="float">
            <text:p>0.911303</text:p>
          </table:table-cell>
          <table:table-cell table:number-columns-repeated="3"/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0.915219" calcext:value-type="float">
            <text:p>0.915219</text:p>
          </table:table-cell>
          <table:table-cell table:number-columns-repeated="2"/>
          <table:table-cell table:style-name="ce4" office:value-type="float" office:value="214904.109157249" calcext:value-type="float">
            <text:p>214904.109157249</text:p>
          </table:table-cell>
          <table:table-cell office:value-type="float" office:value="0.924894" calcext:value-type="float">
            <text:p>0.924894</text:p>
          </table:table-cell>
          <table:table-cell/>
          <table:table-cell table:style-name="ce1" office:value-type="float" office:value="104365.117278332" calcext:value-type="float">
            <text:p>104365.117278332</text:p>
          </table:table-cell>
          <table:table-cell office:value-type="float" office:value="0.902893" calcext:value-type="float">
            <text:p>0.902893</text:p>
          </table:table-cell>
          <table:table-cell table:number-columns-repeated="3"/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0.909747" calcext:value-type="float">
            <text:p>0.909747</text:p>
          </table:table-cell>
          <table:table-cell table:number-columns-repeated="2"/>
          <table:table-cell table:style-name="ce1" office:value-type="float" office:value="214409.682030695" calcext:value-type="float">
            <text:p>214409.682030695</text:p>
          </table:table-cell>
          <table:table-cell office:value-type="float" office:value="0.938562" calcext:value-type="float">
            <text:p>0.938562</text:p>
          </table:table-cell>
          <table:table-cell/>
          <table:table-cell table:style-name="ce1" office:value-type="float" office:value="126660.569769894" calcext:value-type="float">
            <text:p>126660.569769894</text:p>
          </table:table-cell>
          <table:table-cell office:value-type="float" office:value="0.905271" calcext:value-type="float">
            <text:p>0.905271</text:p>
          </table:table-cell>
          <table:table-cell table:number-columns-repeated="3"/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0.846067" calcext:value-type="float">
            <text:p>0.846067</text:p>
          </table:table-cell>
          <table:table-cell table:number-columns-repeated="2"/>
          <table:table-cell table:style-name="ce1" office:value-type="float" office:value="183728.479210658" calcext:value-type="float">
            <text:p>183728.479210658</text:p>
          </table:table-cell>
          <table:table-cell office:value-type="float" office:value="0.92962" calcext:value-type="float">
            <text:p>0.92962</text:p>
          </table:table-cell>
          <table:table-cell table:number-columns-repeated="6"/>
        </table:table-row>
        <table:table-row table:style-name="ro1">
          <table:table-cell table:style-name="ce1" office:value-type="float" office:value="329537.642593708" calcext:value-type="float">
            <text:p>329537.642593708</text:p>
          </table:table-cell>
          <table:table-cell office:value-type="float" office:value="0.937225" calcext:value-type="float">
            <text:p>0.937225</text:p>
          </table:table-cell>
          <table:table-cell table:number-columns-repeated="2"/>
          <table:table-cell table:style-name="ce1" office:value-type="float" office:value="191441.942407133" calcext:value-type="float">
            <text:p>191441.942407133</text:p>
          </table:table-cell>
          <table:table-cell office:value-type="float" office:value="0.907006" calcext:value-type="float">
            <text:p>0.907006</text:p>
          </table:table-cell>
          <table:table-cell table:number-columns-repeated="6"/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0.93767" calcext:value-type="float">
            <text:p>0.93767</text:p>
          </table:table-cell>
          <table:table-cell table:number-columns-repeated="2"/>
          <table:table-cell table:style-name="ce1" office:value-type="float" office:value="191085.494639266" calcext:value-type="float">
            <text:p>191085.494639266</text:p>
          </table:table-cell>
          <table:table-cell office:value-type="float" office:value="0.903943" calcext:value-type="float">
            <text:p>0.903943</text:p>
          </table:table-cell>
          <table:table-cell table:number-columns-repeated="6"/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0.939818" calcext:value-type="float">
            <text:p>0.939818</text:p>
          </table:table-cell>
          <table:table-cell table:number-columns-repeated="2"/>
          <table:table-cell table:style-name="ce1" office:value-type="float" office:value="167770.934378763" calcext:value-type="float">
            <text:p>167770.934378763</text:p>
          </table:table-cell>
          <table:table-cell office:value-type="float" office:value="0.904643" calcext:value-type="float">
            <text:p>0.904643</text:p>
          </table:table-cell>
          <table:table-cell table:number-columns-repeated="6"/>
        </table:table-row>
        <table:table-row table:style-name="ro1">
          <table:table-cell table:style-name="ce1" office:value-type="float" office:value="340329.552984582" calcext:value-type="float">
            <text:p>340329.552984582</text:p>
          </table:table-cell>
          <table:table-cell office:value-type="float" office:value="0.937495" calcext:value-type="float">
            <text:p>0.937495</text:p>
          </table:table-cell>
          <table:table-cell table:number-columns-repeated="2"/>
          <table:table-cell table:style-name="ce1" office:value-type="float" office:value="181069.435799791" calcext:value-type="float">
            <text:p>181069.435799791</text:p>
          </table:table-cell>
          <table:table-cell office:value-type="float" office:value="0.878206" calcext:value-type="float">
            <text:p>0.878206</text:p>
          </table:table-cell>
          <table:table-cell table:number-columns-repeated="6"/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0.869975" calcext:value-type="float">
            <text:p>0.869975</text:p>
          </table:table-cell>
          <table:table-cell table:number-columns-repeated="2"/>
          <table:table-cell table:style-name="ce1" office:value-type="float" office:value="173871.236256014" calcext:value-type="float">
            <text:p>173871.236256014</text:p>
          </table:table-cell>
          <table:table-cell office:value-type="float" office:value="0.951486" calcext:value-type="float">
            <text:p>0.951486</text:p>
          </table:table-cell>
          <table:table-cell table:number-columns-repeated="6"/>
        </table:table-row>
        <table:table-row table:style-name="ro1">
          <table:table-cell table:style-name="ce1" office:value-type="float" office:value="354905.198959116" calcext:value-type="float">
            <text:p>354905.198959116</text:p>
          </table:table-cell>
          <table:table-cell office:value-type="float" office:value="0.931743" calcext:value-type="float">
            <text:p>0.931743</text:p>
          </table:table-cell>
          <table:table-cell table:number-columns-repeated="2"/>
          <table:table-cell table:style-name="ce1" office:value-type="float" office:value="210481.084160295" calcext:value-type="float">
            <text:p>210481.084160295</text:p>
          </table:table-cell>
          <table:table-cell office:value-type="float" office:value="0.937205" calcext:value-type="float">
            <text:p>0.937205</text:p>
          </table:table-cell>
          <table:table-cell table:number-columns-repeated="6"/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0.944737" calcext:value-type="float">
            <text:p>0.944737</text:p>
          </table:table-cell>
          <table:table-cell table:number-columns-repeated="2"/>
          <table:table-cell table:style-name="ce1" office:value-type="float" office:value="205331.205682864" calcext:value-type="float">
            <text:p>205331.205682864</text:p>
          </table:table-cell>
          <table:table-cell office:value-type="float" office:value="0.92118" calcext:value-type="float">
            <text:p>0.92118</text:p>
          </table:table-cell>
          <table:table-cell table:number-columns-repeated="6"/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0.944586" calcext:value-type="float">
            <text:p>0.944586</text:p>
          </table:table-cell>
          <table:table-cell table:number-columns-repeated="2"/>
          <table:table-cell table:style-name="ce1" office:value-type="float" office:value="209223.027028417" calcext:value-type="float">
            <text:p>209223.027028417</text:p>
          </table:table-cell>
          <table:table-cell office:value-type="float" office:value="0.916522" calcext:value-type="float">
            <text:p>0.916522</text:p>
          </table:table-cell>
          <table:table-cell table:number-columns-repeated="6"/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0.781563" calcext:value-type="float">
            <text:p>0.781563</text:p>
          </table:table-cell>
          <table:table-cell table:number-columns-repeated="2"/>
          <table:table-cell table:style-name="ce1" office:value-type="float" office:value="191843.272208777" calcext:value-type="float">
            <text:p>191843.272208777</text:p>
          </table:table-cell>
          <table:table-cell office:value-type="float" office:value="0.906952" calcext:value-type="float">
            <text:p>0.906952</text:p>
          </table:table-cell>
          <table:table-cell table:number-columns-repeated="6"/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0.771826" calcext:value-type="float">
            <text:p>0.771826</text:p>
          </table:table-cell>
          <table:table-cell table:number-columns-repeated="2"/>
          <table:table-cell table:style-name="ce1" office:value-type="float" office:value="193497.297197161" calcext:value-type="float">
            <text:p>193497.297197161</text:p>
          </table:table-cell>
          <table:table-cell office:value-type="float" office:value="0.857026" calcext:value-type="float">
            <text:p>0.857026</text:p>
          </table:table-cell>
          <table:table-cell table:number-columns-repeated="6"/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0.914224" calcext:value-type="float">
            <text:p>0.914224</text:p>
          </table:table-cell>
          <table:table-cell table:number-columns-repeated="2"/>
          <table:table-cell table:style-name="ce1" office:value-type="float" office:value="191164.779907304" calcext:value-type="float">
            <text:p>191164.779907304</text:p>
          </table:table-cell>
          <table:table-cell office:value-type="float" office:value="0.914538" calcext:value-type="float">
            <text:p>0.914538</text:p>
          </table:table-cell>
          <table:table-cell table:number-columns-repeated="6"/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0.936744" calcext:value-type="float">
            <text:p>0.936744</text:p>
          </table:table-cell>
          <table:table-cell table:number-columns-repeated="2"/>
          <table:table-cell table:style-name="ce1" office:value-type="float" office:value="216610.687506233" calcext:value-type="float">
            <text:p>216610.687506233</text:p>
          </table:table-cell>
          <table:table-cell office:value-type="float" office:value="0.944231" calcext:value-type="float">
            <text:p>0.944231</text:p>
          </table:table-cell>
          <table:table-cell table:number-columns-repeated="6"/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0.937699" calcext:value-type="float">
            <text:p>0.937699</text:p>
          </table:table-cell>
          <table:table-cell table:number-columns-repeated="2"/>
          <table:table-cell table:style-name="ce1" office:value-type="float" office:value="186638.362584663" calcext:value-type="float">
            <text:p>186638.362584663</text:p>
          </table:table-cell>
          <table:table-cell office:value-type="float" office:value="0.942461" calcext:value-type="float">
            <text:p>0.942461</text:p>
          </table:table-cell>
          <table:table-cell table:number-columns-repeated="6"/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0.937852" calcext:value-type="float">
            <text:p>0.937852</text:p>
          </table:table-cell>
          <table:table-cell table:number-columns-repeated="2"/>
          <table:table-cell table:style-name="ce1" office:value-type="float" office:value="196036.992212918" calcext:value-type="float">
            <text:p>196036.992212918</text:p>
          </table:table-cell>
          <table:table-cell office:value-type="float" office:value="0.93966" calcext:value-type="float">
            <text:p>0.93966</text:p>
          </table:table-cell>
          <table:table-cell table:number-columns-repeated="6"/>
        </table:table-row>
        <table:table-row table:style-name="ro1">
          <table:table-cell table:style-name="ce1" office:value-type="float" office:value="372201.0867255" calcext:value-type="float">
            <text:p>372201.0867255</text:p>
          </table:table-cell>
          <table:table-cell office:value-type="float" office:value="0.938376" calcext:value-type="float">
            <text:p>0.938376</text:p>
          </table:table-cell>
          <table:table-cell table:number-columns-repeated="2"/>
          <table:table-cell table:style-name="ce1" office:value-type="float" office:value="270498.753384586" calcext:value-type="float">
            <text:p>270498.753384586</text:p>
          </table:table-cell>
          <table:table-cell office:value-type="float" office:value="0.91281" calcext:value-type="float">
            <text:p>0.91281</text:p>
          </table:table-cell>
          <table:table-cell table:number-columns-repeated="6"/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0.916248" calcext:value-type="float">
            <text:p>0.916248</text:p>
          </table:table-cell>
          <table:table-cell table:number-columns-repeated="2"/>
          <table:table-cell table:style-name="ce1" office:value-type="float" office:value="222940.191828326" calcext:value-type="float">
            <text:p>222940.191828326</text:p>
          </table:table-cell>
          <table:table-cell office:value-type="float" office:value="0.911902" calcext:value-type="float">
            <text:p>0.911902</text:p>
          </table:table-cell>
          <table:table-cell table:number-columns-repeated="6"/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0.914885" calcext:value-type="float">
            <text:p>0.914885</text:p>
          </table:table-cell>
          <table:table-cell table:number-columns-repeated="2"/>
          <table:table-cell table:style-name="ce1" office:value-type="float" office:value="197442.108615848" calcext:value-type="float">
            <text:p>197442.108615848</text:p>
          </table:table-cell>
          <table:table-cell office:value-type="float" office:value="0.932109" calcext:value-type="float">
            <text:p>0.932109</text:p>
          </table:table-cell>
          <table:table-cell table:number-columns-repeated="6"/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0.91241" calcext:value-type="float">
            <text:p>0.91241</text:p>
          </table:table-cell>
          <table:table-cell table:number-columns-repeated="10"/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0.935203" calcext:value-type="float">
            <text:p>0.935203</text:p>
          </table:table-cell>
          <table:table-cell table:number-columns-repeated="10"/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0.937393" calcext:value-type="float">
            <text:p>0.937393</text:p>
          </table:table-cell>
          <table:table-cell table:number-columns-repeated="10"/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0.871726" calcext:value-type="float">
            <text:p>0.871726</text:p>
          </table:table-cell>
          <table:table-cell table:number-columns-repeated="10"/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0.936193" calcext:value-type="float">
            <text:p>0.936193</text:p>
          </table:table-cell>
          <table:table-cell table:number-columns-repeated="10"/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0.914637" calcext:value-type="float">
            <text:p>0.914637</text:p>
          </table:table-cell>
          <table:table-cell table:number-columns-repeated="10"/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0.912593" calcext:value-type="float">
            <text:p>0.912593</text:p>
          </table:table-cell>
          <table:table-cell table:number-columns-repeated="10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0.913314" calcext:value-type="float">
            <text:p>0.913314</text:p>
          </table:table-cell>
          <table:table-cell table:number-columns-repeated="10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0.935804" calcext:value-type="float">
            <text:p>0.935804</text:p>
          </table:table-cell>
          <table:table-cell table:number-columns-repeated="10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0.875927" calcext:value-type="float">
            <text:p>0.875927</text:p>
          </table:table-cell>
          <table:table-cell table:number-columns-repeated="10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0.936635" calcext:value-type="float">
            <text:p>0.936635</text:p>
          </table:table-cell>
          <table:table-cell table:number-columns-repeated="10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0.938977" calcext:value-type="float">
            <text:p>0.938977</text:p>
          </table:table-cell>
          <table:table-cell table:number-columns-repeated="10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0.918216" calcext:value-type="float">
            <text:p>0.918216</text:p>
          </table:table-cell>
          <table:table-cell table:number-columns-repeated="10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0.91921" calcext:value-type="float">
            <text:p>0.91921</text:p>
          </table:table-cell>
          <table:table-cell table:number-columns-repeated="10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0.854764" calcext:value-type="float">
            <text:p>0.854764</text:p>
          </table:table-cell>
          <table:table-cell table:number-columns-repeated="10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0.934109" calcext:value-type="float">
            <text:p>0.934109</text:p>
          </table:table-cell>
          <table:table-cell table:number-columns-repeated="10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0.872157" calcext:value-type="float">
            <text:p>0.872157</text:p>
          </table:table-cell>
          <table:table-cell table:number-columns-repeated="10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0.878363" calcext:value-type="float">
            <text:p>0.878363</text:p>
          </table:table-cell>
          <table:table-cell table:number-columns-repeated="10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0.933018" calcext:value-type="float">
            <text:p>0.933018</text:p>
          </table:table-cell>
          <table:table-cell table:number-columns-repeated="10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0.931816" calcext:value-type="float">
            <text:p>0.931816</text:p>
          </table:table-cell>
          <table:table-cell table:number-columns-repeated="10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0.930474" calcext:value-type="float">
            <text:p>0.930474</text:p>
          </table:table-cell>
          <table:table-cell table:number-columns-repeated="10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0.936325" calcext:value-type="float">
            <text:p>0.936325</text:p>
          </table:table-cell>
          <table:table-cell table:number-columns-repeated="10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0.938264" calcext:value-type="float">
            <text:p>0.938264</text:p>
          </table:table-cell>
          <table:table-cell table:number-columns-repeated="10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0.936912" calcext:value-type="float">
            <text:p>0.936912</text:p>
          </table:table-cell>
          <table:table-cell table:number-columns-repeated="10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0.94005" calcext:value-type="float">
            <text:p>0.94005</text:p>
          </table:table-cell>
          <table:table-cell table:number-columns-repeated="10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0.889153" calcext:value-type="float">
            <text:p>0.889153</text:p>
          </table:table-cell>
          <table:table-cell table:number-columns-repeated="10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0.900623" calcext:value-type="float">
            <text:p>0.900623</text:p>
          </table:table-cell>
          <table:table-cell table:number-columns-repeated="10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0.911043" calcext:value-type="float">
            <text:p>0.911043</text:p>
          </table:table-cell>
          <table:table-cell table:number-columns-repeated="10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0.940928" calcext:value-type="float">
            <text:p>0.940928</text:p>
          </table:table-cell>
          <table:table-cell table:number-columns-repeated="10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0.878045" calcext:value-type="float">
            <text:p>0.878045</text:p>
          </table:table-cell>
          <table:table-cell table:number-columns-repeated="10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0.938892" calcext:value-type="float">
            <text:p>0.938892</text:p>
          </table:table-cell>
          <table:table-cell table:number-columns-repeated="10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0.917198" calcext:value-type="float">
            <text:p>0.917198</text:p>
          </table:table-cell>
          <table:table-cell table:number-columns-repeated="10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0.917598" calcext:value-type="float">
            <text:p>0.917598</text:p>
          </table:table-cell>
          <table:table-cell table:number-columns-repeated="10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0.844213" calcext:value-type="float">
            <text:p>0.844213</text:p>
          </table:table-cell>
          <table:table-cell table:number-columns-repeated="10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0.91182" calcext:value-type="float">
            <text:p>0.91182</text:p>
          </table:table-cell>
          <table:table-cell table:number-columns-repeated="10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0.871631" calcext:value-type="float">
            <text:p>0.871631</text:p>
          </table:table-cell>
          <table:table-cell table:number-columns-repeated="10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0.940432" calcext:value-type="float">
            <text:p>0.940432</text:p>
          </table:table-cell>
          <table:table-cell table:number-columns-repeated="10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0.940105" calcext:value-type="float">
            <text:p>0.940105</text:p>
          </table:table-cell>
          <table:table-cell table:number-columns-repeated="10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0.940159" calcext:value-type="float">
            <text:p>0.940159</text:p>
          </table:table-cell>
          <table:table-cell table:number-columns-repeated="10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0.917573" calcext:value-type="float">
            <text:p>0.917573</text:p>
          </table:table-cell>
          <table:table-cell table:number-columns-repeated="10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0.936656" calcext:value-type="float">
            <text:p>0.936656</text:p>
          </table:table-cell>
          <table:table-cell table:number-columns-repeated="10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0.938895" calcext:value-type="float">
            <text:p>0.938895</text:p>
          </table:table-cell>
          <table:table-cell table:number-columns-repeated="10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0.939186" calcext:value-type="float">
            <text:p>0.939186</text:p>
          </table:table-cell>
          <table:table-cell table:number-columns-repeated="10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0.936559" calcext:value-type="float">
            <text:p>0.936559</text:p>
          </table:table-cell>
          <table:table-cell table:number-columns-repeated="10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0.845126" calcext:value-type="float">
            <text:p>0.845126</text:p>
          </table:table-cell>
          <table:table-cell table:number-columns-repeated="10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0.919328" calcext:value-type="float">
            <text:p>0.919328</text:p>
          </table:table-cell>
          <table:table-cell table:number-columns-repeated="10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0.919258" calcext:value-type="float">
            <text:p>0.919258</text:p>
          </table:table-cell>
          <table:table-cell table:number-columns-repeated="10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0.915422" calcext:value-type="float">
            <text:p>0.915422</text:p>
          </table:table-cell>
          <table:table-cell table:number-columns-repeated="10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0.943047" calcext:value-type="float">
            <text:p>0.943047</text:p>
          </table:table-cell>
          <table:table-cell table:number-columns-repeated="10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0.877251" calcext:value-type="float">
            <text:p>0.877251</text:p>
          </table:table-cell>
          <table:table-cell table:number-columns-repeated="10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0.946513" calcext:value-type="float">
            <text:p>0.946513</text:p>
          </table:table-cell>
          <table:table-cell table:number-columns-repeated="10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0.944642" calcext:value-type="float">
            <text:p>0.944642</text:p>
          </table:table-cell>
          <table:table-cell table:number-columns-repeated="10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0.922142" calcext:value-type="float">
            <text:p>0.922142</text:p>
          </table:table-cell>
          <table:table-cell table:number-columns-repeated="10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0.920622" calcext:value-type="float">
            <text:p>0.920622</text:p>
          </table:table-cell>
          <table:table-cell table:number-columns-repeated="10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0.832587" calcext:value-type="float">
            <text:p>0.832587</text:p>
          </table:table-cell>
          <table:table-cell table:number-columns-repeated="10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0.940252" calcext:value-type="float">
            <text:p>0.940252</text:p>
          </table:table-cell>
          <table:table-cell table:number-columns-repeated="10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0.940902" calcext:value-type="float">
            <text:p>0.940902</text:p>
          </table:table-cell>
          <table:table-cell table:number-columns-repeated="10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0.940257" calcext:value-type="float">
            <text:p>0.940257</text:p>
          </table:table-cell>
          <table:table-cell table:number-columns-repeated="10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0.918316" calcext:value-type="float">
            <text:p>0.918316</text:p>
          </table:table-cell>
          <table:table-cell table:number-columns-repeated="10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0.858638" calcext:value-type="float">
            <text:p>0.858638</text:p>
          </table:table-cell>
          <table:table-cell table:number-columns-repeated="10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0.914342" calcext:value-type="float">
            <text:p>0.914342</text:p>
          </table:table-cell>
          <table:table-cell table:number-columns-repeated="10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0.878992" calcext:value-type="float">
            <text:p>0.878992</text:p>
          </table:table-cell>
          <table:table-cell table:number-columns-repeated="10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0.944143" calcext:value-type="float">
            <text:p>0.944143</text:p>
          </table:table-cell>
          <table:table-cell table:number-columns-repeated="10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0.929969" calcext:value-type="float">
            <text:p>0.929969</text:p>
          </table:table-cell>
          <table:table-cell table:number-columns-repeated="10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0.941745" calcext:value-type="float">
            <text:p>0.941745</text:p>
          </table:table-cell>
          <table:table-cell table:number-columns-repeated="10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0.934951" calcext:value-type="float">
            <text:p>0.934951</text:p>
          </table:table-cell>
          <table:table-cell table:number-columns-repeated="10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0.866345" calcext:value-type="float">
            <text:p>0.866345</text:p>
          </table:table-cell>
          <table:table-cell table:number-columns-repeated="10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0.948688" calcext:value-type="float">
            <text:p>0.948688</text:p>
          </table:table-cell>
          <table:table-cell table:number-columns-repeated="10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0.92589" calcext:value-type="float">
            <text:p>0.92589</text:p>
          </table:table-cell>
          <table:table-cell table:number-columns-repeated="10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0.920437" calcext:value-type="float">
            <text:p>0.920437</text:p>
          </table:table-cell>
          <table:table-cell table:number-columns-repeated="10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0.93932" calcext:value-type="float">
            <text:p>0.93932</text:p>
          </table:table-cell>
          <table:table-cell table:number-columns-repeated="10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0.937917" calcext:value-type="float">
            <text:p>0.937917</text:p>
          </table:table-cell>
          <table:table-cell table:number-columns-repeated="10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0.93826" calcext:value-type="float">
            <text:p>0.93826</text:p>
          </table:table-cell>
          <table:table-cell table:number-columns-repeated="10"/>
        </table:table-row>
      </table:table>
      <table:table table:name="convert between sector-layer and fillnumber" table:style-name="ta1">
        <table:table-column table:style-name="co1" table:number-columns-repeated="1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these are normal lay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]+0.25" office:value-type="float" office:value="-15.25" calcext:value-type="float">
            <text:p>-15.25</text:p>
          </table:table-cell>
          <table:table-cell office:value-type="string" calcext:value-type="string">
            <text:p>these are -60V layer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1]+0.25" office:value-type="float" office:value="-2.75" calcext:value-type="float">
            <text:p>-2.75</text:p>
          </table:table-cell>
          <table:table-cell office:value-type="string" calcext:value-type="string">
            <text:p>these are dead or empty lay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]+0.25" office:value-type="float" office:value="-15.75" calcext:value-type="float">
            <text:p>-1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]+0.25" office:value-type="float" office:value="-14.25" calcext:value-type="float">
            <text:p>-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8]+0.2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]+0.25" office:value-type="float" office:value="-15.5" calcext:value-type="float">
            <text:p>-15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10]+0.25" office:value-type="float" office:value="-13" calcext:value-type="float">
            <text:p>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1]+0.25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]+0.25" office:value-type="float" office:value="-15" calcext:value-type="float">
            <text:p>-1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['convert between sector-layer and fillnumber'.C12]+0.25" office:value-type="float" office:value="-12.25" calcext:value-type="float">
            <text:p>-12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3]+0.2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'convert between sector-layer and fillnumber'.C4]+0.25" office:value-type="float" office:value="-14.75" calcext:value-type="float">
            <text:p>-14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4]+0.25" office:value-type="float" office:value="-11.5" calcext:value-type="float">
            <text:p>-11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4]+0.25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]+0.25" office:value-type="float" office:value="-14.5" calcext:value-type="float">
            <text:p>-1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5]+0.25" office:value-type="float" office:value="-11.25" calcext:value-type="float">
            <text:p>-11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5]+0.2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]+0.25" office:value-type="float" office:value="-14" calcext:value-type="float">
            <text:p>-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17]+0.25" office:value-type="float" office:value="-10.25" calcext:value-type="float">
            <text:p>-10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M6]+0.25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]+0.25" office:value-type="float" office:value="-13.75" calcext:value-type="float">
            <text:p>-13.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4]+0.25" office:value-type="float" office:value="-8.25" calcext:value-type="float">
            <text:p>-8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'convert between sector-layer and fillnumber'.C8]+0.25" office:value-type="float" office:value="-13.5" calcext:value-type="float">
            <text:p>-13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1]+0.25" office:value-type="float" office:value="-6.25" calcext:value-type="float">
            <text:p>-6.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]+0.25" office:value-type="float" office:value="-13.25" calcext:value-type="float">
            <text:p>-13.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6]+0.25" office:value-type="float" office:value="-4.75" calcext:value-type="float">
            <text:p>-4.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3]+0.25" office:value-type="float" office:value="-12.75" calcext:value-type="float">
            <text:p>-12.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8]+0.25" office:value-type="float" office:value="-0.5" calcext:value-type="float">
            <text:p>-0.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2]+0.25" office:value-type="float" office:value="-3" calcext:value-type="float">
            <text:p>-3</text:p>
          </table:table-cell>
          <table:table-cell office:value-type="string" calcext:value-type="string">
            <text:p>these are -140V lay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1]+0.25" office:value-type="float" office:value="-12.5" calcext:value-type="float">
            <text:p>-12.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3]+0.25" office:value-type="float" office:value="2.5" calcext:value-type="float">
            <text:p>2.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1]+0.25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4]+0.25" office:value-type="float" office:value="-12" calcext:value-type="float">
            <text:p>-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2]+0.25"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13]+0.25"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3]+0.25" office:value-type="float" office:value="-11.75" calcext:value-type="float">
            <text:p>-11.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3]+0.25" office:value-type="float" office:value="5.5" calcext:value-type="float">
            <text:p>5.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5]+0.2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6]+0.25" office:value-type="float" office:value="-11" calcext:value-type="float">
            <text:p>-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4]+0.25" office:value-type="float" office:value="11.75" calcext:value-type="float">
            <text:p>11.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4]+0.25"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5]+0.25" office:value-type="float" office:value="-10.75" calcext:value-type="float">
            <text:p>-10.7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9]+0.25" office:value-type="float" office:value="13.25" calcext:value-type="float">
            <text:p>13.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6]+0.25" office:value-type="float" office:value="-10.5" calcext:value-type="float">
            <text:p>-10.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0]+0.25" office:value-type="float" office:value="13.75" calcext:value-type="float">
            <text:p>13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7]+0.25" office:value-type="float" office:value="-10" calcext:value-type="float">
            <text:p>-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1]+0.25" office:value-type="float" office:value="14.25" calcext:value-type="float">
            <text:p>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2]+0.25" office:value-type="float" office:value="-0.75" calcext:value-type="float">
            <text:p>-0.75</text:p>
          </table:table-cell>
          <table:table-cell office:value-type="string" calcext:value-type="string">
            <text:p>this is -200V lay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8]+0.25" office:value-type="float" office:value="-9.75" calcext:value-type="float">
            <text:p>-9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8]+0.2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9]+0.25" office:value-type="float" office:value="-9.5" calcext:value-type="float">
            <text:p>-9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9]+0.25" office:value-type="float" office:value="14.75" calcext:value-type="float">
            <text:p>14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0]+0.25" office:value-type="float" office:value="-9.25" calcext:value-type="float">
            <text:p>-9.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3]+0.25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1]+0.25" office:value-type="float" office:value="-9" calcext:value-type="float">
            <text:p>-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21]+0.25" office:value-type="float" office:value="15.75" calcext:value-type="float">
            <text:p>15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2]+0.25" office:value-type="float" office:value="-8.75" calcext:value-type="float">
            <text:p>-8.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6]+0.25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3]+0.25" office:value-type="float" office:value="-8.5" calcext:value-type="float">
            <text:p>-8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8]+0.25"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5]+0.25" office:value-type="float" office:value="-7.75" calcext:value-type="float">
            <text:p>-7.7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6]+0.25" office:value-type="float" office:value="-7.5" calcext:value-type="float">
            <text:p>-7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7]+0.25" office:value-type="float" office:value="-7.25" calcext:value-type="float">
            <text:p>-7.2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8]+0.25"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9]+0.25" office:value-type="float" office:value="-6.75" calcext:value-type="float">
            <text:p>-6.7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0]+0.25" office:value-type="float" office:value="-6.5" calcext:value-type="float">
            <text:p>-6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9]+0.25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2]+0.25" office:value-type="float" office:value="-5.75" calcext:value-type="float">
            <text:p>-5.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3]+0.25" office:value-type="float" office:value="-5.5" calcext:value-type="float">
            <text:p>-5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4]+0.25" office:value-type="float" office:value="-5.25" calcext:value-type="float">
            <text:p>-5.2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5]+0.25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0]+0.25" office:value-type="float" office:value="-4.5" calcext:value-type="float">
            <text:p>-4.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7]+0.25" office:value-type="float" office:value="-4.25" calcext:value-type="float">
            <text:p>-4.2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8]+0.25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9]+0.25" office:value-type="float" office:value="-3.75" calcext:value-type="float">
            <text:p>-3.7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0]+0.25" office:value-type="float" office:value="-3.5" calcext:value-type="float">
            <text:p>-3.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1]+0.25" office:value-type="float" office:value="-3.25" calcext:value-type="float">
            <text:p>-3.2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]+0.25" office:value-type="float" office:value="-2.5" calcext:value-type="float">
            <text:p>-2.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3]+0.25" office:value-type="float" office:value="-2.25" calcext:value-type="float">
            <text:p>-2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4]+0.25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5]+0.25" office:value-type="float" office:value="-1.75" calcext:value-type="float">
            <text:p>-1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6]+0.25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7]+0.25" office:value-type="float" office:value="-1.25" calcext:value-type="float">
            <text:p>-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7]+0.2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9]+0.25"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0]+0.25"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12]+0.2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2]+0.25" office:value-type="float" office:value="2.25" calcext:value-type="float">
            <text:p>2.2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2]+0.25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4]+0.2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5]+0.25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6]+0.25"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7]+0.25" office:value-type="float" office:value="3.75" calcext:value-type="float">
            <text:p>3.7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8]+0.2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9]+0.25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0]+0.25"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1]+0.25" office:value-type="float" office:value="4.75" calcext:value-type="float">
            <text:p>4.75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4]+0.25" office:value-type="float" office:value="5.75" calcext:value-type="float">
            <text:p>5.7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3]+0.25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4]+0.25" office:value-type="float" office:value="6.25" calcext:value-type="float">
            <text:p>6.2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5]+0.25"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6]+0.25" office:value-type="float" office:value="6.75" calcext:value-type="float">
            <text:p>6.7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7]+0.25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8]+0.25" office:value-type="float" office:value="7.25" calcext:value-type="float">
            <text:p>7.2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9]+0.25"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0]+0.25"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1]+0.25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2]+0.25" office:value-type="float" office:value="8.25" calcext:value-type="float">
            <text:p>8.2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3]+0.25"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4]+0.25" office:value-type="float" office:value="8.75" calcext:value-type="float">
            <text:p>8.7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5]+0.25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6]+0.25" office:value-type="float" office:value="9.75" calcext:value-type="float">
            <text:p>9.7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7]+0.25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8]+0.25" office:value-type="float" office:value="10.25" calcext:value-type="float">
            <text:p>10.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9]+0.25"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0]+0.25" office:value-type="float" office:value="10.75" calcext:value-type="float">
            <text:p>10.7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1]+0.25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2]+0.25" office:value-type="float" office:value="11.25" calcext:value-type="float">
            <text:p>11.2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3]+0.25" office:value-type="float" office:value="11.5" calcext:value-type="float">
            <text:p>11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5]+0.25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5]+0.25" office:value-type="float" office:value="12.25" calcext:value-type="float">
            <text:p>12.2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6]+0.25"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7]+0.25" office:value-type="float" office:value="12.75" calcext:value-type="float">
            <text:p>12.7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8]+0.25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6]+0.25" office:value-type="float" office:value="13.5" calcext:value-type="float">
            <text:p>13.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7]+0.25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0]+0.25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2]+0.25" office:value-type="float" office:value="15.25" calcext:value-type="float">
            <text:p>15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2]+0.25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4]+0.25" office:value-type="float" office:value="16.25" calcext:value-type="float">
            <text:p>16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5]+0.25" office:value-type="float" office:value="16.5" calcext:value-type="float">
            <text:p>16.5</text:p>
          </table:table-cell>
          <table:table-cell table:number-columns-repeated="11"/>
        </table:table-row>
      </table:table>
      <table:table table:name="lowered HV layers" table:style-name="ta1">
        <table:table-column table:style-name="co1" table:number-columns-repeated="1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]+0.25*(['lowered HV layers'.B1]-1)"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40V</text:p>
          </table:table-cell>
          <table:table-cell table:formula="of:=['lowered HV layers'.G1]+0.25*(['lowered HV layers'.H1]-1)" office:value-type="float" office:value="1.75" calcext:value-type="float">
            <text:p>1.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00V</text:p>
          </table:table-cell>
          <table:table-cell table:formula="of:=['lowered HV layers'.L1]+0.25*(['lowered HV layers'.M1]-1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]+0.25*(['lowered HV layers'.B2]-1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2]+0.25*(['lowered HV layers'.H2]-1)"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3]+0.25*(['lowered HV layers'.B3]-1)" office:value-type="float" office:value="5.5" calcext:value-type="float">
            <text:p>5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3]+0.25*(['lowered HV layers'.H3]-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4]+0.25*(['lowered HV layers'.B4]-1)" office:value-type="float" office:value="11.75" calcext:value-type="float">
            <text:p>11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4]+0.25*(['lowered HV layers'.H4]-1)"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5]+0.25*(['lowered HV layers'.B5]-1)" office:value-type="float" office:value="13.25" calcext:value-type="float">
            <text:p>13.25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5]+0.25*(['lowered HV layers'.H5]-1)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6]+0.25*(['lowered HV layers'.B6]-1)" office:value-type="float" office:value="13.75" calcext:value-type="float">
            <text:p>13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7]+0.25*(['lowered HV layers'.B7]-1)" office:value-type="float" office:value="14.25" calcext:value-type="float">
            <text:p>14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8]+0.25*(['lowered HV layers'.B8]-1)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9]+0.25*(['lowered HV layers'.B9]-1)" office:value-type="float" office:value="14.75" calcext:value-type="float">
            <text:p>14.7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0]+0.25*(['lowered HV layers'.B10]-1)" office:value-type="float" office:value="15.5" calcext:value-type="float">
            <text:p>15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1]+0.25*(['lowered HV layers'.B11]-1)" office:value-type="float" office:value="15.75" calcext:value-type="float">
            <text:p>15.7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2]+0.25*(['lowered HV layers'.B12]-1)" office:value-type="float" office:value="16.75" calcext:value-type="float">
            <text:p>16.75</text:p>
          </table:table-cell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3]+0.25*(['lowered HV layers'.B13]-1)"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14]+0.25*(['lowered HV layers'.B14]-1)" office:value-type="float" office:value="-4.75" calcext:value-type="float">
            <text:p>-4.75</text:p>
          </table:table-cell>
          <table:table-cell table:number-columns-repeated="1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5]+0.25*(['lowered HV layers'.B15]-1)" office:value-type="float" office:value="-6.25" calcext:value-type="float">
            <text:p>-6.25</text:p>
          </table:table-cell>
          <table:table-cell table:number-columns-repeated="11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6]+0.25*(['lowered HV layers'.B16]-1)" office:value-type="float" office:value="-8.25" calcext:value-type="float">
            <text:p>-8.25</text:p>
          </table:table-cell>
          <table:table-cell table:number-columns-repeated="11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7]+0.25*(['lowered HV layers'.B17]-1)" office:value-type="float" office:value="-10.25" calcext:value-type="float">
            <text:p>-10.2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8]+0.25*(['lowered HV layers'.B18]-1)" office:value-type="float" office:value="-11.5" calcext:value-type="float">
            <text:p>-11.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9]+0.25*(['lowered HV layers'.B19]-1)" office:value-type="float" office:value="-11.25" calcext:value-type="float">
            <text:p>-11.25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0]+0.25*(['lowered HV layers'.B20]-1)"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1]+0.25*(['lowered HV layers'.B21]-1)" office:value-type="float" office:value="-12.25" calcext:value-type="float">
            <text:p>-12.25</text:p>
          </table:table-cell>
          <table:table-cell table:number-columns-repeated="11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2]+0.25*(['lowered HV layers'.B22]-1)" office:value-type="float" office:value="-14.25" calcext:value-type="float">
            <text:p>-14.25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3]+0.25*(['lowered HV layers'.B23]-1)" office:value-type="float" office:value="-15.25" calcext:value-type="float">
            <text:p>-15.25</text:p>
          </table:table-cell>
          <table:table-cell table:number-columns-repeated="11"/>
        </table:table-row>
      </table:table>
      <table:table table:name="eta_layer_eff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column table:style-name="co1" table:default-cell-style-name="ce1"/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 office:value-type="float" office:value="0.955338" calcext:value-type="float">
            <text:p>0.955338</text:p>
          </table:table-cell>
          <table:table-cell office:value-type="string" calcext:value-type="string">
            <text:p>normal lay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2322" calcext:value-type="float">
            <text:p>0.912322</text:p>
          </table:table-cell>
          <table:table-cell office:value-type="float" office:value="0.941297" calcext:value-type="float">
            <text:p>0.941297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table:style-name="ce2"/>
          <table:table-cell office:value-type="string" calcext:value-type="string">
            <text:p>-140V layers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/>
          <table:table-cell table:style-name="ce1" office:value-type="float" office:value="303528.064300689" calcext:value-type="float">
            <text:p>303528.064300689</text:p>
          </table:table-cell>
          <table:table-cell table:formula="of:=[eta_layer_eff.R1]-16" office:value-type="float" office:value="-16" calcext:value-type="float">
            <text:p>-16</text:p>
          </table:table-cell>
          <table:table-cell table:formula="of:=[eta_layer_eff.S1]+1" office:value-type="float" office:value="1" calcext:value-type="float">
            <text:p>1</text:p>
          </table:table-cell>
          <table:table-cell table:formula="of:=[eta_layer_eff.W1]+0.25*([eta_layer_eff.X1]-1)" office:value-type="float" office:value="-16" calcext:value-type="float">
            <text:p>-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6103" calcext:value-type="float">
            <text:p>0.936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99998" calcext:value-type="float">
            <text:p>0.899998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898462" calcext:value-type="float">
            <text:p>0.898462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/>
          <table:table-cell table:style-name="ce1" office:value-type="float" office:value="348354.230620232" calcext:value-type="float">
            <text:p>348354.230620232</text:p>
          </table:table-cell>
          <table:table-cell table:formula="of:=[eta_layer_eff.R2]-16" office:value-type="float" office:value="-15" calcext:value-type="float">
            <text:p>-15</text:p>
          </table:table-cell>
          <table:table-cell table:formula="of:=[eta_layer_eff.S2]+1" office:value-type="float" office:value="3" calcext:value-type="float">
            <text:p>3</text:p>
          </table:table-cell>
          <table:table-cell table:formula="of:=[eta_layer_eff.W2]+0.25*([eta_layer_eff.X2]-1)" office:value-type="float" office:value="-14.5" calcext:value-type="float">
            <text:p>-14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5216" calcext:value-type="float">
            <text:p>0.935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0003" calcext:value-type="float">
            <text:p>0.930003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9173" calcext:value-type="float">
            <text:p>0.909173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/>
          <table:table-cell table:style-name="ce1" office:value-type="float" office:value="392913.478994599" calcext:value-type="float">
            <text:p>392913.478994599</text:p>
          </table:table-cell>
          <table:table-cell table:formula="of:=[eta_layer_eff.R3]-16" office:value-type="float" office:value="-13" calcext:value-type="float">
            <text:p>-13</text:p>
          </table:table-cell>
          <table:table-cell table:formula="of:=[eta_layer_eff.S3]+1" office:value-type="float" office:value="2" calcext:value-type="float">
            <text:p>2</text:p>
          </table:table-cell>
          <table:table-cell table:formula="of:=[eta_layer_eff.W3]+0.25*([eta_layer_eff.X3]-1)" office:value-type="float" office:value="-12.75" calcext:value-type="float">
            <text:p>-12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4193" calcext:value-type="float">
            <text:p>0.91419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920035" calcext:value-type="float">
            <text:p>0.92003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1848" calcext:value-type="float">
            <text:p>0.901848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/>
          <table:table-cell table:style-name="ce1" office:value-type="float" office:value="328815.362549005" calcext:value-type="float">
            <text:p>328815.362549005</text:p>
          </table:table-cell>
          <table:table-cell table:formula="of:=[eta_layer_eff.R4]-16" office:value-type="float" office:value="-11" calcext:value-type="float">
            <text:p>-11</text:p>
          </table:table-cell>
          <table:table-cell table:formula="of:=[eta_layer_eff.S4]+1" office:value-type="float" office:value="1" calcext:value-type="float">
            <text:p>1</text:p>
          </table:table-cell>
          <table:table-cell table:formula="of:=[eta_layer_eff.W4]+0.25*([eta_layer_eff.X4]-1)" office:value-type="float" office:value="-11" calcext:value-type="float">
            <text:p>-11</text:p>
          </table:table-cell>
          <table:table-cell office:value-type="string" calcext:value-type="string">
            <text:p>done</text:p>
          </table:table-cell>
          <table:table-cell/>
          <table:table-cell table:style-name="ce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07449" calcext:value-type="float">
            <text:p>0.907449</text:p>
          </table:table-cell>
          <table:table-cell office:value-type="float" office:value="0.960298" calcext:value-type="float">
            <text:p>0.9602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565" calcext:value-type="float">
            <text:p>0.93356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3174" calcext:value-type="float">
            <text:p>0.903174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/>
          <table:table-cell table:style-name="ce1" office:value-type="float" office:value="322569.162543925" calcext:value-type="float">
            <text:p>322569.162543925</text:p>
          </table:table-cell>
          <table:table-cell table:formula="of:=[eta_layer_eff.R5]-16" office:value-type="float" office:value="-11" calcext:value-type="float">
            <text:p>-11</text:p>
          </table:table-cell>
          <table:table-cell table:formula="of:=[eta_layer_eff.S5]+1" office:value-type="float" office:value="2" calcext:value-type="float">
            <text:p>2</text:p>
          </table:table-cell>
          <table:table-cell table:formula="of:=[eta_layer_eff.W5]+0.25*([eta_layer_eff.X5]-1)" office:value-type="float" office:value="-10.75" calcext:value-type="float">
            <text:p>-1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 office:value-type="float" office:value="0.953697" calcext:value-type="float">
            <text:p>0.953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0.942148" calcext:value-type="float">
            <text:p>0.9421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/>
          <table:table-cell table:style-name="ce1" office:value-type="float" office:value="370432.997805112" calcext:value-type="float">
            <text:p>370432.997805112</text:p>
          </table:table-cell>
          <table:table-cell table:formula="of:=[eta_layer_eff.R6]-16" office:value-type="float" office:value="-8" calcext:value-type="float">
            <text:p>-8</text:p>
          </table:table-cell>
          <table:table-cell table:formula="of:=[eta_layer_eff.S6]+1" office:value-type="float" office:value="3" calcext:value-type="float">
            <text:p>3</text:p>
          </table:table-cell>
          <table:table-cell table:formula="of:=[eta_layer_eff.W6]+0.25*([eta_layer_eff.X6]-1)" office:value-type="float" office:value="-7.5" calcext:value-type="float">
            <text:p>-7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5579" calcext:value-type="float">
            <text:p>0.935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2949" calcext:value-type="float">
            <text:p>0.902949</text:p>
          </table:table-cell>
          <table:table-cell table:number-columns-repeated="8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/>
          <table:table-cell table:style-name="ce1" office:value-type="float" office:value="392566.429281291" calcext:value-type="float">
            <text:p>392566.429281291</text:p>
          </table:table-cell>
          <table:table-cell table:formula="of:=[eta_layer_eff.R7]-16" office:value-type="float" office:value="-6" calcext:value-type="float">
            <text:p>-6</text:p>
          </table:table-cell>
          <table:table-cell table:formula="of:=[eta_layer_eff.S7]+1" office:value-type="float" office:value="2" calcext:value-type="float">
            <text:p>2</text:p>
          </table:table-cell>
          <table:table-cell table:formula="of:=[eta_layer_eff.W7]+0.25*([eta_layer_eff.X7]-1)" office:value-type="float" office:value="-5.75" calcext:value-type="float">
            <text:p>-5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37" calcext:value-type="float">
            <text:p>0.934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99876" calcext:value-type="float">
            <text:p>0.89987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float" office:value="0.856703" calcext:value-type="float">
            <text:p>0.856703</text:p>
          </table:table-cell>
          <table:table-cell office:value-type="string" calcext:value-type="string">
            <text:p>-200V layer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/>
          <table:table-cell table:style-name="ce1" office:value-type="float" office:value="388271.570406867" calcext:value-type="float">
            <text:p>388271.570406867</text:p>
          </table:table-cell>
          <table:table-cell table:formula="of:=[eta_layer_eff.R8]-16" office:value-type="float" office:value="-4" calcext:value-type="float">
            <text:p>-4</text:p>
          </table:table-cell>
          <table:table-cell table:formula="of:=[eta_layer_eff.S8]+1" office:value-type="float" office:value="2" calcext:value-type="float">
            <text:p>2</text:p>
          </table:table-cell>
          <table:table-cell table:formula="of:=[eta_layer_eff.W8]+0.25*([eta_layer_eff.X8]-1)" office:value-type="float" office:value="-3.75" calcext:value-type="float">
            <text:p>-3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934845" calcext:value-type="float">
            <text:p>0.934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053" calcext:value-type="float">
            <text:p>0.90053</text:p>
          </table:table-cell>
          <table:table-cell table:number-columns-repeated="8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/>
          <table:table-cell table:style-name="ce1" office:value-type="float" office:value="354319.255181267" calcext:value-type="float">
            <text:p>354319.255181267</text:p>
          </table:table-cell>
          <table:table-cell table:formula="of:=[eta_layer_eff.R9]-16" office:value-type="float" office:value="-4" calcext:value-type="float">
            <text:p>-4</text:p>
          </table:table-cell>
          <table:table-cell table:formula="of:=[eta_layer_eff.S9]+1" office:value-type="float" office:value="3" calcext:value-type="float">
            <text:p>3</text:p>
          </table:table-cell>
          <table:table-cell table:formula="of:=[eta_layer_eff.W9]+0.25*([eta_layer_eff.X9]-1)" office:value-type="float" office:value="-3.5" calcext:value-type="float">
            <text:p>-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0866" calcext:value-type="float">
            <text:p>0.930866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876173" calcext:value-type="float">
            <text:p>0.876173</text:p>
          </table:table-cell>
          <table:table-cell table:number-columns-repeated="8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/>
          <table:table-cell table:style-name="ce1" office:value-type="float" office:value="370181.492111644" calcext:value-type="float">
            <text:p>370181.492111644</text:p>
          </table:table-cell>
          <table:table-cell table:formula="of:=[eta_layer_eff.R10]-16" office:value-type="float" office:value="2" calcext:value-type="float">
            <text:p>2</text:p>
          </table:table-cell>
          <table:table-cell table:formula="of:=[eta_layer_eff.S10]+1" office:value-type="float" office:value="2" calcext:value-type="float">
            <text:p>2</text:p>
          </table:table-cell>
          <table:table-cell table:formula="of:=[eta_layer_eff.W10]+0.25*([eta_layer_eff.X10]-1)" office:value-type="float" office:value="2.25" calcext:value-type="float">
            <text:p>2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 office:value-type="float" office:value="0.960233" calcext:value-type="float">
            <text:p>0.9602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48024" calcext:value-type="float">
            <text:p>0.948024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/>
          <table:table-cell table:style-name="ce1" office:value-type="float" office:value="285315.870244694" calcext:value-type="float">
            <text:p>285315.870244694</text:p>
          </table:table-cell>
          <table:table-cell table:formula="of:=[eta_layer_eff.R11]-16" office:value-type="float" office:value="3" calcext:value-type="float">
            <text:p>3</text:p>
          </table:table-cell>
          <table:table-cell table:formula="of:=[eta_layer_eff.S11]+1" office:value-type="float" office:value="3" calcext:value-type="float">
            <text:p>3</text:p>
          </table:table-cell>
          <table:table-cell table:formula="of:=[eta_layer_eff.W11]+0.25*([eta_layer_eff.X11]-1)" office:value-type="float" office:value="3.5" calcext:value-type="float">
            <text:p>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28485" calcext:value-type="float">
            <text:p>0.9284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667" calcext:value-type="float">
            <text:p>0.931667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/>
          <table:table-cell table:style-name="ce1" office:value-type="float" office:value="316240.488529595" calcext:value-type="float">
            <text:p>316240.488529595</text:p>
          </table:table-cell>
          <table:table-cell table:formula="of:=[eta_layer_eff.R12]-16" office:value-type="float" office:value="4" calcext:value-type="float">
            <text:p>4</text:p>
          </table:table-cell>
          <table:table-cell table:formula="of:=[eta_layer_eff.S12]+1" office:value-type="float" office:value="1" calcext:value-type="float">
            <text:p>1</text:p>
          </table:table-cell>
          <table:table-cell table:formula="of:=[eta_layer_eff.W12]+0.25*([eta_layer_eff.X12]-1)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3069" calcext:value-type="float">
            <text:p>0.9430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0105" calcext:value-type="float">
            <text:p>0.920105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/>
          <table:table-cell table:style-name="ce1" office:value-type="float" office:value="315386.759935999" calcext:value-type="float">
            <text:p>315386.759935999</text:p>
          </table:table-cell>
          <table:table-cell table:formula="of:=[eta_layer_eff.R13]-16" office:value-type="float" office:value="7" calcext:value-type="float">
            <text:p>7</text:p>
          </table:table-cell>
          <table:table-cell table:formula="of:=[eta_layer_eff.S13]+1" office:value-type="float" office:value="1" calcext:value-type="float">
            <text:p>1</text:p>
          </table:table-cell>
          <table:table-cell table:formula="of:=[eta_layer_eff.W13]+0.25*([eta_layer_eff.X13]-1)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1242" calcext:value-type="float">
            <text:p>0.9412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3303" calcext:value-type="float">
            <text:p>0.913303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/>
          <table:table-cell table:style-name="ce1" office:value-type="float" office:value="344646.28974536" calcext:value-type="float">
            <text:p>344646.28974536</text:p>
          </table:table-cell>
          <table:table-cell table:formula="of:=[eta_layer_eff.R14]-16" office:value-type="float" office:value="10" calcext:value-type="float">
            <text:p>10</text:p>
          </table:table-cell>
          <table:table-cell table:formula="of:=[eta_layer_eff.S14]+1" office:value-type="float" office:value="1" calcext:value-type="float">
            <text:p>1</text:p>
          </table:table-cell>
          <table:table-cell table:formula="of:=[eta_layer_eff.W14]+0.25*([eta_layer_eff.X14]-1)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 office:value-type="float" office:value="0.939378" calcext:value-type="float">
            <text:p>0.9393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2864" calcext:value-type="float">
            <text:p>0.902864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/>
          <table:table-cell table:style-name="ce1" office:value-type="float" office:value="368929.463757324" calcext:value-type="float">
            <text:p>368929.463757324</text:p>
          </table:table-cell>
          <table:table-cell table:formula="of:=[eta_layer_eff.R15]-16" office:value-type="float" office:value="11" calcext:value-type="float">
            <text:p>11</text:p>
          </table:table-cell>
          <table:table-cell table:formula="of:=[eta_layer_eff.S15]+1" office:value-type="float" office:value="2" calcext:value-type="float">
            <text:p>2</text:p>
          </table:table-cell>
          <table:table-cell table:formula="of:=[eta_layer_eff.W15]+0.25*([eta_layer_eff.X15]-1)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 office:value-type="float" office:value="0.961111" calcext:value-type="float">
            <text:p>0.961111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office:value-type="float" office:value="0.948533" calcext:value-type="float">
            <text:p>0.948533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/>
          <table:table-cell table:style-name="ce1" office:value-type="float" office:value="351474.335805635" calcext:value-type="float">
            <text:p>351474.335805635</text:p>
          </table:table-cell>
          <table:table-cell table:formula="of:=[eta_layer_eff.R16]-16" office:value-type="float" office:value="12" calcext:value-type="float">
            <text:p>12</text:p>
          </table:table-cell>
          <table:table-cell table:formula="of:=[eta_layer_eff.S16]+1" office:value-type="float" office:value="1" calcext:value-type="float">
            <text:p>1</text:p>
          </table:table-cell>
          <table:table-cell table:formula="of:=[eta_layer_eff.W16]+0.25*([eta_layer_eff.X16]-1)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1161" calcext:value-type="float">
            <text:p>0.911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0291" calcext:value-type="float">
            <text:p>0.910291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/>
          <table:table-cell table:style-name="ce1" office:value-type="float" office:value="361996.081479171" calcext:value-type="float">
            <text:p>361996.081479171</text:p>
          </table:table-cell>
          <table:table-cell table:formula="of:=[eta_layer_eff.R17]-16" office:value-type="float" office:value="13" calcext:value-type="float">
            <text:p>13</text:p>
          </table:table-cell>
          <table:table-cell table:formula="of:=[eta_layer_eff.S17]+1" office:value-type="float" office:value="3" calcext:value-type="float">
            <text:p>3</text:p>
          </table:table-cell>
          <table:table-cell table:formula="of:=[eta_layer_eff.W17]+0.25*([eta_layer_eff.X17]-1)" office:value-type="float" office:value="13.5" calcext:value-type="float">
            <text:p>1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5105" calcext:value-type="float">
            <text:p>0.935105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.940434" calcext:value-type="float">
            <text:p>0.940434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6173" calcext:value-type="float">
            <text:p>0.876173</text:p>
          </table:table-cell>
          <table:table-cell office:value-type="string" calcext:value-type="string">
            <text:p>-60V layer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formula="of:=[eta_layer_eff.R18]-16" office:value-type="float" office:value="-5" calcext:value-type="float">
            <text:p>-5</text:p>
          </table:table-cell>
          <table:table-cell table:formula="of:=[eta_layer_eff.S18]+1" office:value-type="float" office:value="2" calcext:value-type="float">
            <text:p>2</text:p>
          </table:table-cell>
          <table:table-cell table:formula="of:=[eta_layer_eff.W18]+0.25*([eta_layer_eff.X18]-1)" office:value-type="float" office:value="-4.75" calcext:value-type="float">
            <text:p>-4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41" calcext:value-type="float">
            <text:p>0.93441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936975" calcext:value-type="float">
            <text:p>0.936975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office:value-type="string" calcext:value-type="string">
            <text:p>-60V layer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formula="of:=[eta_layer_eff.R19]-16" office:value-type="float" office:value="13" calcext:value-type="float">
            <text:p>13</text:p>
          </table:table-cell>
          <table:table-cell table:formula="of:=[eta_layer_eff.S19]+1" office:value-type="float" office:value="2" calcext:value-type="float">
            <text:p>2</text:p>
          </table:table-cell>
          <table:table-cell table:formula="of:=[eta_layer_eff.W19]+0.25*([eta_layer_eff.X19]-1)" office:value-type="float" office:value="13.25" calcext:value-type="float">
            <text:p>13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2906" calcext:value-type="float">
            <text:p>0.932906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32491" calcext:value-type="float">
            <text:p>0.932491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office:value-type="string" calcext:value-type="string">
            <text:p>-140V layer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formula="of:=[eta_layer_eff.R20]-16" office:value-type="float" office:value="-3" calcext:value-type="float">
            <text:p>-3</text:p>
          </table:table-cell>
          <table:table-cell table:formula="of:=[eta_layer_eff.S20]+1" office:value-type="float" office:value="1" calcext:value-type="float">
            <text:p>1</text:p>
          </table:table-cell>
          <table:table-cell table:formula="of:=[eta_layer_eff.W20]+0.25*([eta_layer_eff.X20]-1)" office:value-type="float" office:value="-3" calcext:value-type="float">
            <text:p>-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1762" calcext:value-type="float">
            <text:p>0.93176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909394" calcext:value-type="float">
            <text:p>0.909394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formula="of:=[eta_layer_eff.R21]-16" office:value-type="float" office:value="-1" calcext:value-type="float">
            <text:p>-1</text:p>
          </table:table-cell>
          <table:table-cell table:formula="of:=[eta_layer_eff.S21]+1" office:value-type="float" office:value="2" calcext:value-type="float">
            <text:p>2</text:p>
          </table:table-cell>
          <table:table-cell table:formula="of:=[eta_layer_eff.W21]+0.25*([eta_layer_eff.X21]-1)" office:value-type="float" office:value="-0.75" calcext:value-type="float">
            <text:p>-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5222" calcext:value-type="float">
            <text:p>0.91522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07433" calcext:value-type="float">
            <text:p>0.907433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2832" calcext:value-type="float">
            <text:p>0.912832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25437" calcext:value-type="float">
            <text:p>0.925437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09336" calcext:value-type="float">
            <text:p>0.909336</text:p>
          </table:table-cell>
          <table:table-cell table:number-columns-repeated="6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3571" calcext:value-type="float">
            <text:p>0.93357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113" calcext:value-type="float">
            <text:p>0.934113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 office:value-type="float" office:value="0.953389" calcext:value-type="float">
            <text:p>0.953389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961" calcext:value-type="float">
            <text:p>0.9296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3602" calcext:value-type="float">
            <text:p>0.91360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0525" calcext:value-type="float">
            <text:p>0.910525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0204" calcext:value-type="float">
            <text:p>0.91020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132" calcext:value-type="float">
            <text:p>0.93413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 office:value-type="float" office:value="0.951936" calcext:value-type="float">
            <text:p>0.951936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556" calcext:value-type="float">
            <text:p>0.931556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2184" calcext:value-type="float">
            <text:p>0.93218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7154" calcext:value-type="float">
            <text:p>0.91715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6012" calcext:value-type="float">
            <text:p>0.91601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0.952642" calcext:value-type="float">
            <text:p>0.95264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2281" calcext:value-type="float">
            <text:p>0.93228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 office:value-type="float" office:value="0.955779" calcext:value-type="float">
            <text:p>0.955779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 office:value-type="float" office:value="0.947896" calcext:value-type="float">
            <text:p>0.947896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5652" calcext:value-type="float">
            <text:p>0.925652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28406" calcext:value-type="float">
            <text:p>0.928406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5926" calcext:value-type="float">
            <text:p>0.925926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689" calcext:value-type="float">
            <text:p>0.934689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979" calcext:value-type="float">
            <text:p>0.934979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981" calcext:value-type="float">
            <text:p>0.931981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438" calcext:value-type="float">
            <text:p>0.933438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813" calcext:value-type="float">
            <text:p>0.88813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8548" calcext:value-type="float">
            <text:p>0.898548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07627" calcext:value-type="float">
            <text:p>0.907627</text:p>
          </table:table-cell>
          <table:table-cell office:value-type="float" office:value="0.964378" calcext:value-type="float">
            <text:p>0.964378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88" calcext:value-type="float">
            <text:p>0.9388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 office:value-type="float" office:value="0.953036" calcext:value-type="float">
            <text:p>0.953036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162" calcext:value-type="float">
            <text:p>0.93162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6094" calcext:value-type="float">
            <text:p>0.916094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511" calcext:value-type="float">
            <text:p>0.91511</text:p>
          </table:table-cell>
          <table:table-cell table:number-columns-repeated="2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 office:value-type="float" office:value="0.934327" calcext:value-type="float">
            <text:p>0.934327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7132" calcext:value-type="float">
            <text:p>0.907132</text:p>
          </table:table-cell>
          <table:table-cell table:number-columns-repeated="2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 office:value-type="float" office:value="0.956811" calcext:value-type="float">
            <text:p>0.956811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7012" calcext:value-type="float">
            <text:p>0.937012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4966" calcext:value-type="float">
            <text:p>0.934966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29" calcext:value-type="float">
            <text:p>0.93329</text:p>
          </table:table-cell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327" calcext:value-type="float">
            <text:p>0.91327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88" calcext:value-type="float">
            <text:p>0.9348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878" calcext:value-type="float">
            <text:p>0.93487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368" calcext:value-type="float">
            <text:p>0.93336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28506" calcext:value-type="float">
            <text:p>0.928506</text:p>
          </table:table-cell>
          <table:table-cell office:value-type="float" office:value="0.949496" calcext:value-type="float">
            <text:p>0.949496</text:p>
          </table:table-cell>
          <table:table-cell table:number-columns-repeated="2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 office:value-type="float" office:value="0.970233" calcext:value-type="float">
            <text:p>0.970233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7186" calcext:value-type="float">
            <text:p>0.917186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6041" calcext:value-type="float">
            <text:p>0.916041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1144" calcext:value-type="float">
            <text:p>0.911144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1305" calcext:value-type="float">
            <text:p>0.941305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873597" calcext:value-type="float">
            <text:p>0.873597</text:p>
          </table:table-cell>
          <table:table-cell office:value-type="float" office:value="0.95531" calcext:value-type="float">
            <text:p>0.95531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40803" calcext:value-type="float">
            <text:p>0.940803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7173" calcext:value-type="float">
            <text:p>0.937173</text:p>
          </table:table-cell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8933" calcext:value-type="float">
            <text:p>0.918933</text:p>
          </table:table-cell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16076" calcext:value-type="float">
            <text:p>0.916076</text:p>
          </table:table-cell>
          <table:table-cell office:value-type="float" office:value="0.965639" calcext:value-type="float">
            <text:p>0.965639</text:p>
          </table:table-cell>
          <table:table-cell table:number-columns-repeated="2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 office:value-type="float" office:value="0.944927" calcext:value-type="float">
            <text:p>0.944927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6494" calcext:value-type="float">
            <text:p>0.936494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5458" calcext:value-type="float">
            <text:p>0.935458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2706" calcext:value-type="float">
            <text:p>0.932706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7286" calcext:value-type="float">
            <text:p>0.917286</text:p>
          </table:table-cell>
          <table:table-cell table:number-columns-repeated="2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 office:value-type="float" office:value="0.963378" calcext:value-type="float">
            <text:p>0.963378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1256" calcext:value-type="float">
            <text:p>0.911256</text:p>
          </table:table-cell>
          <table:table-cell table:number-columns-repeated="2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 office:value-type="float" office:value="0.954475" calcext:value-type="float">
            <text:p>0.954475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9886" calcext:value-type="float">
            <text:p>0.939886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23665" calcext:value-type="float">
            <text:p>0.923665</text:p>
          </table:table-cell>
          <table:table-cell office:value-type="float" office:value="0.954664" calcext:value-type="float">
            <text:p>0.954664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64" calcext:value-type="float">
            <text:p>0.93364</text:p>
          </table:table-cell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3871" calcext:value-type="float">
            <text:p>0.933871</text:p>
          </table:table-cell>
          <table:table-cell table:number-columns-repeated="2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 office:value-type="float" office:value="0.954274" calcext:value-type="float">
            <text:p>0.954274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6997" calcext:value-type="float">
            <text:p>0.946997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4827" calcext:value-type="float">
            <text:p>0.924827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18056" calcext:value-type="float">
            <text:p>0.918056</text:p>
          </table:table-cell>
          <table:table-cell office:value-type="float" office:value="0.961966" calcext:value-type="float">
            <text:p>0.961966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765" calcext:value-type="float">
            <text:p>0.93765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575" calcext:value-type="float">
            <text:p>0.934575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234" calcext:value-type="float">
            <text:p>0.933234</text:p>
          </table:table-cell>
          <table:table-cell table:number-columns-repeated="24"/>
        </table:table-row>
        <table:table-row table:style-name="ro1" table:number-rows-repeated="104847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hi_layer_eff" table:style-name="ta1">
        <table:table-column table:style-name="co1" table:number-columns-repeated="3" table:default-cell-style-name="ce1"/>
        <table:table-column table:style-name="co1" table:number-columns-repeated="14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5459" calcext:value-type="float">
            <text:p>0.955459</text:p>
          </table:table-cell>
          <table:table-cell table:style-name="ce1" office:value-type="float" office:value="0.955459" calcext:value-type="float">
            <text:p>0.955459</text:p>
          </table:table-cell>
          <table:table-cell office:value-type="string" calcext:value-type="string">
            <text:p>normal laye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36717" calcext:value-type="float">
            <text:p>0.936717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1" office:value-type="string" calcext:value-type="string">
            <text:p>-140V layers</text:p>
          </table:table-cell>
          <table:table-cell table:style-name="ce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formula="of:=[phi_layer_eff.P1]-16" office:value-type="float" office:value="-3" calcext:value-type="float">
            <text:p>-3</text:p>
          </table:table-cell>
          <table:table-cell table:formula="of:=[phi_layer_eff.Q1]+1" office:value-type="float" office:value="1" calcext:value-type="float">
            <text:p>1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office:value-type="string" calcext:value-type="string">
            <text:p>-140V layer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5422" calcext:value-type="float">
            <text:p>0.955422</text:p>
          </table:table-cell>
          <table:table-cell table:style-name="ce1" office:value-type="float" office:value="0.955422" calcext:value-type="float">
            <text:p>0.9554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17325" calcext:value-type="float">
            <text:p>0.91732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29644" calcext:value-type="float">
            <text:p>0.829644</text:p>
          </table:table-cell>
          <table:table-cell table:style-name="ce1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formula="of:=[phi_layer_eff.P2]-16" office:value-type="float" office:value="2" calcext:value-type="float">
            <text:p>2</text:p>
          </table:table-cell>
          <table:table-cell table:formula="of:=[phi_layer_eff.Q2]+1" office:value-type="float" office:value="1" calcext:value-type="float">
            <text:p>1</text:p>
          </table:table-cell>
          <table:table-cell table:style-name="ce2" office:value-type="float" office:value="0.752765" calcext:value-type="float">
            <text:p>0.752765</text:p>
          </table:table-cell>
          <table:table-cell office:value-type="float" office:value="324076.486274348" calcext:value-type="float">
            <text:p>324076.4862743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52262" calcext:value-type="float">
            <text:p>0.952262</text:p>
          </table:table-cell>
          <table:table-cell table:style-name="ce1" office:value-type="float" office:value="0.952262" calcext:value-type="float">
            <text:p>0.95226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91075" calcext:value-type="float">
            <text:p>0.91075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1973" calcext:value-type="float">
            <text:p>0.921973</text:p>
          </table:table-cell>
          <table:table-cell table:style-name="ce1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3]-16" office:value-type="float" office:value="3" calcext:value-type="float">
            <text:p>3</text:p>
          </table:table-cell>
          <table:table-cell table:formula="of:=[phi_layer_eff.Q3]+1" office:value-type="float" office:value="2" calcext:value-type="float">
            <text:p>2</text:p>
          </table:table-cell>
          <table:table-cell table:style-name="ce2" office:value-type="float" office:value="0.730565" calcext:value-type="float">
            <text:p>0.730565</text:p>
          </table:table-cell>
          <table:table-cell office:value-type="float" office:value="423065.071372817" calcext:value-type="float">
            <text:p>423065.0713728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9602" calcext:value-type="float">
            <text:p>0.949602</text:p>
          </table:table-cell>
          <table:table-cell table:style-name="ce1" office:value-type="float" office:value="0.949602" calcext:value-type="float">
            <text:p>0.949602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324757" calcext:value-type="float">
            <text:p>0.324757</text:p>
          </table:table-cell>
          <table:table-cell table:style-name="ce2" office:value-type="float" office:value="0.623524" calcext:value-type="float">
            <text:p>0.623524</text:p>
          </table:table-cell>
          <table:table-cell table:style-name="ce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068" calcext:value-type="float">
            <text:p>0.86068</text:p>
          </table:table-cell>
          <table:table-cell table:style-name="ce1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4]-16" office:value-type="float" office:value="6" calcext:value-type="float">
            <text:p>6</text:p>
          </table:table-cell>
          <table:table-cell table:formula="of:=[phi_layer_eff.Q4]+1" office:value-type="float" office:value="2" calcext:value-type="float">
            <text:p>2</text:p>
          </table:table-cell>
          <table:table-cell table:style-name="ce2" office:value-type="float" office:value="0.718066" calcext:value-type="float">
            <text:p>0.718066</text:p>
          </table:table-cell>
          <table:table-cell office:value-type="float" office:value="359903.993794379" calcext:value-type="float">
            <text:p>359903.9937943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49742" calcext:value-type="float">
            <text:p>0.949742</text:p>
          </table:table-cell>
          <table:table-cell table:style-name="ce1" office:value-type="float" office:value="0.949742" calcext:value-type="float">
            <text:p>0.94974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50835" calcext:value-type="float">
            <text:p>0.95083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0869" calcext:value-type="float">
            <text:p>0.930869</text:p>
          </table:table-cell>
          <table:table-cell table:style-name="ce1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5]-16" office:value-type="float" office:value="8" calcext:value-type="float">
            <text:p>8</text:p>
          </table:table-cell>
          <table:table-cell table:formula="of:=[phi_layer_eff.Q5]+1" office:value-type="float" office:value="2" calcext:value-type="float">
            <text:p>2</text:p>
          </table:table-cell>
          <table:table-cell table:style-name="ce2" office:value-type="float" office:value="0.800223" calcext:value-type="float">
            <text:p>0.800223</text:p>
          </table:table-cell>
          <table:table-cell office:value-type="float" office:value="334304.483307983" calcext:value-type="float">
            <text:p>334304.4833079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6711" calcext:value-type="float">
            <text:p>0.946711</text:p>
          </table:table-cell>
          <table:table-cell table:style-name="ce1" office:value-type="float" office:value="0.946711" calcext:value-type="float">
            <text:p>0.9467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36516" calcext:value-type="float">
            <text:p>0.93651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formula="of:=[phi_layer_eff.P6]-16" office:value-type="float" office:value="10" calcext:value-type="float">
            <text:p>10</text:p>
          </table:table-cell>
          <table:table-cell table:formula="of:=[phi_layer_eff.Q6]+1" office:value-type="float" office:value="4" calcext:value-type="float">
            <text:p>4</text:p>
          </table:table-cell>
          <table:table-cell table:style-name="ce2" office:value-type="float" office:value="0.789059" calcext:value-type="float">
            <text:p>0.789059</text:p>
          </table:table-cell>
          <table:table-cell office:value-type="float" office:value="354714.95443417" calcext:value-type="float">
            <text:p>354714.954434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642" calcext:value-type="float">
            <text:p>0.95642</text:p>
          </table:table-cell>
          <table:table-cell table:style-name="ce1" office:value-type="float" office:value="0.95642" calcext:value-type="float">
            <text:p>0.9564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23396" calcext:value-type="float">
            <text:p>0.92339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7]-16" office:value-type="float" office:value="12" calcext:value-type="float">
            <text:p>12</text:p>
          </table:table-cell>
          <table:table-cell table:formula="of:=[phi_layer_eff.Q7]+1" office:value-type="float" office:value="2" calcext:value-type="float">
            <text:p>2</text:p>
          </table:table-cell>
          <table:table-cell table:style-name="ce2" office:value-type="float" office:value="0.796971" calcext:value-type="float">
            <text:p>0.796971</text:p>
          </table:table-cell>
          <table:table-cell office:value-type="float" office:value="369232.984900282" calcext:value-type="float">
            <text:p>369232.9849002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53026" calcext:value-type="float">
            <text:p>0.953026</text:p>
          </table:table-cell>
          <table:table-cell table:style-name="ce1" office:value-type="float" office:value="0.953026" calcext:value-type="float">
            <text:p>0.95302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17092" calcext:value-type="float">
            <text:p>0.917092</text:p>
          </table:table-cell>
          <table:table-cell table:number-columns-repeated="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8]-16" office:value-type="float" office:value="14" calcext:value-type="float">
            <text:p>14</text:p>
          </table:table-cell>
          <table:table-cell table:formula="of:=[phi_layer_eff.Q8]+1" office:value-type="float" office:value="2" calcext:value-type="float">
            <text:p>2</text:p>
          </table:table-cell>
          <table:table-cell table:style-name="ce2" office:value-type="float" office:value="0.799726" calcext:value-type="float">
            <text:p>0.799726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office:value-type="string" calcext:value-type="string">
            <text:p>-60V lay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50872" calcext:value-type="float">
            <text:p>0.950872</text:p>
          </table:table-cell>
          <table:table-cell table:style-name="ce1" office:value-type="float" office:value="0.950872" calcext:value-type="float">
            <text:p>0.95087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08667" calcext:value-type="float">
            <text:p>0.90866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3969" calcext:value-type="float">
            <text:p>0.883969</text:p>
          </table:table-cell>
          <table:table-cell office:value-type="string" calcext:value-type="string">
            <text:p>-200V layer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45653" calcext:value-type="float">
            <text:p>0.945653</text:p>
          </table:table-cell>
          <table:table-cell table:style-name="ce1" office:value-type="float" office:value="0.945653" calcext:value-type="float">
            <text:p>0.94565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866226" calcext:value-type="float">
            <text:p>0.86622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66093" calcext:value-type="float">
            <text:p>0.966093</text:p>
          </table:table-cell>
          <table:table-cell table:style-name="ce1" office:value-type="float" office:value="0.966093" calcext:value-type="float">
            <text:p>0.966093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75763" calcext:value-type="float">
            <text:p>0.97576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2312" calcext:value-type="float">
            <text:p>0.942312</text:p>
          </table:table-cell>
          <table:table-cell table:style-name="ce1" office:value-type="float" office:value="0.942312" calcext:value-type="float">
            <text:p>0.94231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44294" calcext:value-type="float">
            <text:p>0.944294</text:p>
          </table:table-cell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3356" calcext:value-type="float">
            <text:p>0.963356</text:p>
          </table:table-cell>
          <table:table-cell table:style-name="ce1" office:value-type="float" office:value="0.963356" calcext:value-type="float">
            <text:p>0.963356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934403" calcext:value-type="float">
            <text:p>0.93440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57151" calcext:value-type="float">
            <text:p>0.957151</text:p>
          </table:table-cell>
          <table:table-cell table:style-name="ce1" office:value-type="float" office:value="0.957151" calcext:value-type="float">
            <text:p>0.95715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31029" calcext:value-type="float">
            <text:p>0.93102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48637" calcext:value-type="float">
            <text:p>0.948637</text:p>
          </table:table-cell>
          <table:table-cell table:style-name="ce1" office:value-type="float" office:value="0.948637" calcext:value-type="float">
            <text:p>0.94863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07909" calcext:value-type="float">
            <text:p>0.90790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0326" calcext:value-type="float">
            <text:p>0.950326</text:p>
          </table:table-cell>
          <table:table-cell table:style-name="ce1" office:value-type="float" office:value="0.950326" calcext:value-type="float">
            <text:p>0.95032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31639" calcext:value-type="float">
            <text:p>0.93163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48846" calcext:value-type="float">
            <text:p>0.948846</text:p>
          </table:table-cell>
          <table:table-cell table:style-name="ce1" office:value-type="float" office:value="0.948846" calcext:value-type="float">
            <text:p>0.94884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574549" calcext:value-type="float">
            <text:p>0.574549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53585" calcext:value-type="float">
            <text:p>0.953585</text:p>
          </table:table-cell>
          <table:table-cell table:style-name="ce1" office:value-type="float" office:value="0.953585" calcext:value-type="float">
            <text:p>0.95358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9726" calcext:value-type="float">
            <text:p>0.799726</text:p>
          </table:table-cell>
          <table:table-cell table:style-name="ce2" office:value-type="float" office:value="0.919011" calcext:value-type="float">
            <text:p>0.919011</text:p>
          </table:table-cell>
          <table:table-cell table:style-name="ce2"/>
          <table:table-cell table:number-columns-repeated="2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55658" calcext:value-type="float">
            <text:p>0.955658</text:p>
          </table:table-cell>
          <table:table-cell table:style-name="ce1" office:value-type="float" office:value="0.955658" calcext:value-type="float">
            <text:p>0.955658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26037" calcext:value-type="float">
            <text:p>0.926037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52675" calcext:value-type="float">
            <text:p>0.952675</text:p>
          </table:table-cell>
          <table:table-cell table:style-name="ce1" office:value-type="float" office:value="0.952675" calcext:value-type="float">
            <text:p>0.9526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30115" calcext:value-type="float">
            <text:p>0.930115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47474" calcext:value-type="float">
            <text:p>0.947474</text:p>
          </table:table-cell>
          <table:table-cell table:style-name="ce1" office:value-type="float" office:value="0.947474" calcext:value-type="float">
            <text:p>0.947474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3953" calcext:value-type="float">
            <text:p>0.93953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6079" calcext:value-type="float">
            <text:p>0.946079</text:p>
          </table:table-cell>
          <table:table-cell table:style-name="ce1" office:value-type="float" office:value="0.946079" calcext:value-type="float">
            <text:p>0.946079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888255" calcext:value-type="float">
            <text:p>0.888255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3303" calcext:value-type="float">
            <text:p>0.953303</text:p>
          </table:table-cell>
          <table:table-cell table:style-name="ce1" office:value-type="float" office:value="0.953303" calcext:value-type="float">
            <text:p>0.95330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18104" calcext:value-type="float">
            <text:p>0.918104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48549" calcext:value-type="float">
            <text:p>0.948549</text:p>
          </table:table-cell>
          <table:table-cell table:style-name="ce1" office:value-type="float" office:value="0.948549" calcext:value-type="float">
            <text:p>0.948549</text:p>
          </table:table-cell>
          <table:table-cell table:number-columns-repeated="8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50336" calcext:value-type="float">
            <text:p>0.950336</text:p>
          </table:table-cell>
          <table:table-cell table:style-name="ce1" office:value-type="float" office:value="0.950336" calcext:value-type="float">
            <text:p>0.950336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2549" calcext:value-type="float">
            <text:p>0.952549</text:p>
          </table:table-cell>
          <table:table-cell table:style-name="ce1" office:value-type="float" office:value="0.952549" calcext:value-type="float">
            <text:p>0.952549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50735" calcext:value-type="float">
            <text:p>0.950735</text:p>
          </table:table-cell>
          <table:table-cell table:style-name="ce1" office:value-type="float" office:value="0.950735" calcext:value-type="float">
            <text:p>0.950735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43987" calcext:value-type="float">
            <text:p>0.943987</text:p>
          </table:table-cell>
          <table:table-cell table:style-name="ce1" office:value-type="float" office:value="0.943987" calcext:value-type="float">
            <text:p>0.943987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47272" calcext:value-type="float">
            <text:p>0.947272</text:p>
          </table:table-cell>
          <table:table-cell table:style-name="ce1" office:value-type="float" office:value="0.947272" calcext:value-type="float">
            <text:p>0.947272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50826" calcext:value-type="float">
            <text:p>0.950826</text:p>
          </table:table-cell>
          <table:table-cell table:style-name="ce1" office:value-type="float" office:value="0.950826" calcext:value-type="float">
            <text:p>0.950826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50144" calcext:value-type="float">
            <text:p>0.950144</text:p>
          </table:table-cell>
          <table:table-cell table:style-name="ce1" office:value-type="float" office:value="0.950144" calcext:value-type="float">
            <text:p>0.95014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467" calcext:value-type="float">
            <text:p>0.948467</text:p>
          </table:table-cell>
          <table:table-cell table:style-name="ce1" office:value-type="float" office:value="0.948467" calcext:value-type="float">
            <text:p>0.94846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5224" calcext:value-type="float">
            <text:p>0.955224</text:p>
          </table:table-cell>
          <table:table-cell table:style-name="ce1" office:value-type="float" office:value="0.955224" calcext:value-type="float">
            <text:p>0.95522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50434" calcext:value-type="float">
            <text:p>0.950434</text:p>
          </table:table-cell>
          <table:table-cell table:style-name="ce1" office:value-type="float" office:value="0.950434" calcext:value-type="float">
            <text:p>0.95043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46573" calcext:value-type="float">
            <text:p>0.946573</text:p>
          </table:table-cell>
          <table:table-cell table:style-name="ce1" office:value-type="float" office:value="0.946573" calcext:value-type="float">
            <text:p>0.946573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769" calcext:value-type="float">
            <text:p>0.92769</text:p>
          </table:table-cell>
          <table:table-cell table:style-name="ce1" office:value-type="float" office:value="0.92769" calcext:value-type="float">
            <text:p>0.92769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52844" calcext:value-type="float">
            <text:p>0.952844</text:p>
          </table:table-cell>
          <table:table-cell table:style-name="ce1" office:value-type="float" office:value="0.952844" calcext:value-type="float">
            <text:p>0.952844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43201" calcext:value-type="float">
            <text:p>0.943201</text:p>
          </table:table-cell>
          <table:table-cell table:style-name="ce1" office:value-type="float" office:value="0.943201" calcext:value-type="float">
            <text:p>0.943201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49207" calcext:value-type="float">
            <text:p>0.949207</text:p>
          </table:table-cell>
          <table:table-cell table:style-name="ce1" office:value-type="float" office:value="0.949207" calcext:value-type="float">
            <text:p>0.949207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52786" calcext:value-type="float">
            <text:p>0.952786</text:p>
          </table:table-cell>
          <table:table-cell table:style-name="ce1" office:value-type="float" office:value="0.952786" calcext:value-type="float">
            <text:p>0.952786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950305" calcext:value-type="float">
            <text:p>0.950305</text:p>
          </table:table-cell>
          <table:table-cell table:style-name="ce1" office:value-type="float" office:value="0.950305" calcext:value-type="float">
            <text:p>0.950305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43514" calcext:value-type="float">
            <text:p>0.943514</text:p>
          </table:table-cell>
          <table:table-cell table:style-name="ce1" office:value-type="float" office:value="0.943514" calcext:value-type="float">
            <text:p>0.943514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58819" calcext:value-type="float">
            <text:p>0.958819</text:p>
          </table:table-cell>
          <table:table-cell table:style-name="ce1" office:value-type="float" office:value="0.958819" calcext:value-type="float">
            <text:p>0.958819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61829" calcext:value-type="float">
            <text:p>0.961829</text:p>
          </table:table-cell>
          <table:table-cell table:style-name="ce1" office:value-type="float" office:value="0.961829" calcext:value-type="float">
            <text:p>0.961829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49684" calcext:value-type="float">
            <text:p>0.949684</text:p>
          </table:table-cell>
          <table:table-cell table:style-name="ce1" office:value-type="float" office:value="0.949684" calcext:value-type="float">
            <text:p>0.949684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52407" calcext:value-type="float">
            <text:p>0.952407</text:p>
          </table:table-cell>
          <table:table-cell table:style-name="ce1" office:value-type="float" office:value="0.952407" calcext:value-type="float">
            <text:p>0.952407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50265" calcext:value-type="float">
            <text:p>0.950265</text:p>
          </table:table-cell>
          <table:table-cell table:style-name="ce1" office:value-type="float" office:value="0.950265" calcext:value-type="float">
            <text:p>0.950265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44711" calcext:value-type="float">
            <text:p>0.944711</text:p>
          </table:table-cell>
          <table:table-cell table:style-name="ce1" office:value-type="float" office:value="0.944711" calcext:value-type="float">
            <text:p>0.944711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50729" calcext:value-type="float">
            <text:p>0.950729</text:p>
          </table:table-cell>
          <table:table-cell table:style-name="ce1" office:value-type="float" office:value="0.950729" calcext:value-type="float">
            <text:p>0.950729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52547" calcext:value-type="float">
            <text:p>0.952547</text:p>
          </table:table-cell>
          <table:table-cell table:style-name="ce1" office:value-type="float" office:value="0.952547" calcext:value-type="float">
            <text:p>0.952547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52499" calcext:value-type="float">
            <text:p>0.952499</text:p>
          </table:table-cell>
          <table:table-cell table:style-name="ce1" office:value-type="float" office:value="0.952499" calcext:value-type="float">
            <text:p>0.952499</text:p>
          </table:table-cell>
          <table:table-cell table:number-columns-repeated="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765" calcext:value-type="float">
            <text:p>0.752765</text:p>
          </table:table-cell>
          <table:table-cell table:style-name="ce2" office:value-type="float" office:value="0.894479" calcext:value-type="float">
            <text:p>0.894479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954525" calcext:value-type="float">
            <text:p>0.954525</text:p>
          </table:table-cell>
          <table:table-cell table:style-name="ce1" office:value-type="float" office:value="0.954525" calcext:value-type="float">
            <text:p>0.954525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47416" calcext:value-type="float">
            <text:p>0.947416</text:p>
          </table:table-cell>
          <table:table-cell table:style-name="ce1" office:value-type="float" office:value="0.947416" calcext:value-type="float">
            <text:p>0.947416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38708" calcext:value-type="float">
            <text:p>0.938708</text:p>
          </table:table-cell>
          <table:table-cell table:style-name="ce1" office:value-type="float" office:value="0.938708" calcext:value-type="float">
            <text:p>0.938708</text:p>
          </table:table-cell>
          <table:table-cell table:number-columns-repeated="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0565" calcext:value-type="float">
            <text:p>0.730565</text:p>
          </table:table-cell>
          <table:table-cell table:style-name="ce2" office:value-type="float" office:value="0.883518" calcext:value-type="float">
            <text:p>0.883518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940543" calcext:value-type="float">
            <text:p>0.940543</text:p>
          </table:table-cell>
          <table:table-cell table:style-name="ce1" office:value-type="float" office:value="0.940543" calcext:value-type="float">
            <text:p>0.940543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38364" calcext:value-type="float">
            <text:p>0.938364</text:p>
          </table:table-cell>
          <table:table-cell table:style-name="ce1" office:value-type="float" office:value="0.938364" calcext:value-type="float">
            <text:p>0.938364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3048" calcext:value-type="float">
            <text:p>0.953048</text:p>
          </table:table-cell>
          <table:table-cell table:style-name="ce1" office:value-type="float" office:value="0.953048" calcext:value-type="float">
            <text:p>0.953048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53237" calcext:value-type="float">
            <text:p>0.953237</text:p>
          </table:table-cell>
          <table:table-cell table:style-name="ce1" office:value-type="float" office:value="0.953237" calcext:value-type="float">
            <text:p>0.953237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48074" calcext:value-type="float">
            <text:p>0.948074</text:p>
          </table:table-cell>
          <table:table-cell table:style-name="ce1" office:value-type="float" office:value="0.948074" calcext:value-type="float">
            <text:p>0.948074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43364" calcext:value-type="float">
            <text:p>0.943364</text:p>
          </table:table-cell>
          <table:table-cell table:style-name="ce1" office:value-type="float" office:value="0.943364" calcext:value-type="float">
            <text:p>0.943364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46323" calcext:value-type="float">
            <text:p>0.946323</text:p>
          </table:table-cell>
          <table:table-cell table:style-name="ce1" office:value-type="float" office:value="0.946323" calcext:value-type="float">
            <text:p>0.946323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52856" calcext:value-type="float">
            <text:p>0.952856</text:p>
          </table:table-cell>
          <table:table-cell table:style-name="ce1" office:value-type="float" office:value="0.952856" calcext:value-type="float">
            <text:p>0.952856</text:p>
          </table:table-cell>
          <table:table-cell table:number-columns-repeated="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18066" calcext:value-type="float">
            <text:p>0.718066</text:p>
          </table:table-cell>
          <table:table-cell table:style-name="ce2" office:value-type="float" office:value="0.869061" calcext:value-type="float">
            <text:p>0.86906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50231" calcext:value-type="float">
            <text:p>0.950231</text:p>
          </table:table-cell>
          <table:table-cell table:style-name="ce1" office:value-type="float" office:value="0.950231" calcext:value-type="float">
            <text:p>0.95023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45972" calcext:value-type="float">
            <text:p>0.945972</text:p>
          </table:table-cell>
          <table:table-cell table:style-name="ce1" office:value-type="float" office:value="0.945972" calcext:value-type="float">
            <text:p>0.945972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42248" calcext:value-type="float">
            <text:p>0.942248</text:p>
          </table:table-cell>
          <table:table-cell table:style-name="ce1" office:value-type="float" office:value="0.942248" calcext:value-type="float">
            <text:p>0.942248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50398" calcext:value-type="float">
            <text:p>0.950398</text:p>
          </table:table-cell>
          <table:table-cell table:style-name="ce1" office:value-type="float" office:value="0.950398" calcext:value-type="float">
            <text:p>0.950398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50301" calcext:value-type="float">
            <text:p>0.950301</text:p>
          </table:table-cell>
          <table:table-cell table:style-name="ce1" office:value-type="float" office:value="0.950301" calcext:value-type="float">
            <text:p>0.950301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3625" calcext:value-type="float">
            <text:p>0.93625</text:p>
          </table:table-cell>
          <table:table-cell table:style-name="ce1" office:value-type="float" office:value="0.93625" calcext:value-type="float">
            <text:p>0.93625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59096" calcext:value-type="float">
            <text:p>0.959096</text:p>
          </table:table-cell>
          <table:table-cell table:style-name="ce1" office:value-type="float" office:value="0.959096" calcext:value-type="float">
            <text:p>0.959096</text:p>
          </table:table-cell>
          <table:table-cell table:number-columns-repeated="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0223" calcext:value-type="float">
            <text:p>0.800223</text:p>
          </table:table-cell>
          <table:table-cell table:style-name="ce2" office:value-type="float" office:value="0.917901" calcext:value-type="float">
            <text:p>0.917901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55622" calcext:value-type="float">
            <text:p>0.955622</text:p>
          </table:table-cell>
          <table:table-cell table:style-name="ce1" office:value-type="float" office:value="0.955622" calcext:value-type="float">
            <text:p>0.955622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47445" calcext:value-type="float">
            <text:p>0.947445</text:p>
          </table:table-cell>
          <table:table-cell table:style-name="ce1" office:value-type="float" office:value="0.947445" calcext:value-type="float">
            <text:p>0.947445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52742" calcext:value-type="float">
            <text:p>0.952742</text:p>
          </table:table-cell>
          <table:table-cell table:style-name="ce1" office:value-type="float" office:value="0.952742" calcext:value-type="float">
            <text:p>0.952742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519" calcext:value-type="float">
            <text:p>0.9519</text:p>
          </table:table-cell>
          <table:table-cell table:style-name="ce1" office:value-type="float" office:value="0.9519" calcext:value-type="float">
            <text:p>0.9519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56807" calcext:value-type="float">
            <text:p>0.956807</text:p>
          </table:table-cell>
          <table:table-cell table:style-name="ce1" office:value-type="float" office:value="0.956807" calcext:value-type="float">
            <text:p>0.956807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53161" calcext:value-type="float">
            <text:p>0.953161</text:p>
          </table:table-cell>
          <table:table-cell table:style-name="ce1" office:value-type="float" office:value="0.953161" calcext:value-type="float">
            <text:p>0.953161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51836" calcext:value-type="float">
            <text:p>0.951836</text:p>
          </table:table-cell>
          <table:table-cell table:style-name="ce1" office:value-type="float" office:value="0.951836" calcext:value-type="float">
            <text:p>0.951836</text:p>
          </table:table-cell>
          <table:table-cell table:number-columns-repeated="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789059" calcext:value-type="float">
            <text:p>0.789059</text:p>
          </table:table-cell>
          <table:table-cell table:style-name="ce2" office:value-type="float" office:value="0.898584" calcext:value-type="float">
            <text:p>0.898584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48997" calcext:value-type="float">
            <text:p>0.948997</text:p>
          </table:table-cell>
          <table:table-cell table:style-name="ce1" office:value-type="float" office:value="0.948997" calcext:value-type="float">
            <text:p>0.948997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52053" calcext:value-type="float">
            <text:p>0.952053</text:p>
          </table:table-cell>
          <table:table-cell table:style-name="ce1" office:value-type="float" office:value="0.952053" calcext:value-type="float">
            <text:p>0.952053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02753" calcext:value-type="float">
            <text:p>0.902753</text:p>
          </table:table-cell>
          <table:table-cell table:style-name="ce1" office:value-type="float" office:value="0.902753" calcext:value-type="float">
            <text:p>0.902753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57498" calcext:value-type="float">
            <text:p>0.957498</text:p>
          </table:table-cell>
          <table:table-cell table:style-name="ce1" office:value-type="float" office:value="0.957498" calcext:value-type="float">
            <text:p>0.957498</text:p>
          </table:table-cell>
          <table:table-cell table:number-columns-repeated="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6971" calcext:value-type="float">
            <text:p>0.796971</text:p>
          </table:table-cell>
          <table:table-cell table:style-name="ce2" office:value-type="float" office:value="0.920643" calcext:value-type="float">
            <text:p>0.920643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54226" calcext:value-type="float">
            <text:p>0.954226</text:p>
          </table:table-cell>
          <table:table-cell table:style-name="ce1" office:value-type="float" office:value="0.954226" calcext:value-type="float">
            <text:p>0.954226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43942" calcext:value-type="float">
            <text:p>0.943942</text:p>
          </table:table-cell>
          <table:table-cell table:style-name="ce1" office:value-type="float" office:value="0.943942" calcext:value-type="float">
            <text:p>0.943942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45503" calcext:value-type="float">
            <text:p>0.945503</text:p>
          </table:table-cell>
          <table:table-cell table:style-name="ce1" office:value-type="float" office:value="0.945503" calcext:value-type="float">
            <text:p>0.945503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947209" calcext:value-type="float">
            <text:p>0.947209</text:p>
          </table:table-cell>
          <table:table-cell table:style-name="ce1" office:value-type="float" office:value="0.947209" calcext:value-type="float">
            <text:p>0.947209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65722" calcext:value-type="float">
            <text:p>0.965722</text:p>
          </table:table-cell>
          <table:table-cell table:style-name="ce1" office:value-type="float" office:value="0.965722" calcext:value-type="float">
            <text:p>0.965722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34777" calcext:value-type="float">
            <text:p>0.934777</text:p>
          </table:table-cell>
          <table:table-cell table:style-name="ce1" office:value-type="float" office:value="0.934777" calcext:value-type="float">
            <text:p>0.934777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54504" calcext:value-type="float">
            <text:p>0.954504</text:p>
          </table:table-cell>
          <table:table-cell table:style-name="ce1" office:value-type="float" office:value="0.954504" calcext:value-type="float">
            <text:p>0.954504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54084" calcext:value-type="float">
            <text:p>0.954084</text:p>
          </table:table-cell>
          <table:table-cell table:style-name="ce1" office:value-type="float" office:value="0.954084" calcext:value-type="float">
            <text:p>0.954084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55487" calcext:value-type="float">
            <text:p>0.955487</text:p>
          </table:table-cell>
          <table:table-cell table:style-name="ce1" office:value-type="float" office:value="0.955487" calcext:value-type="float">
            <text:p>0.955487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51165" calcext:value-type="float">
            <text:p>0.951165</text:p>
          </table:table-cell>
          <table:table-cell table:style-name="ce1" office:value-type="float" office:value="0.951165" calcext:value-type="float">
            <text:p>0.951165</text:p>
          </table:table-cell>
          <table:table-cell table:number-columns-repeated="19"/>
        </table:table-row>
        <table:table-row table:style-name="ro1">
          <table:table-cell table:style-name="Default" table:number-columns-repeated="3"/>
          <table:table-cell table:number-columns-repeated="20"/>
        </table:table-row>
        <table:table-row table:style-name="ro1" table:number-rows-repeated="104847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modified_phi_layer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ector 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66854" calcext:value-type="float">
            <text:p>0.6685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623524" calcext:value-type="float">
            <text:p>0.623524</text:p>
          </table:table-cell>
          <table:table-cell office:value-type="string" calcext:value-type="string">
            <text:p>use the 2<text:span text:style-name="T1">nd</text:span> column of eff</text:p>
          </table:table-cell>
          <table:table-cell table:style-name="ce1" office:value-type="float" office:value="0.623524" calcext:value-type="float">
            <text:p>0.623524</text:p>
          </table:table-cell>
          <table:table-cell office:value-type="string" calcext:value-type="string">
            <text:p>redoing eff for each layer by redoing avg of eff from each ch in layer 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er </text:p>
          </table:table-cell>
          <table:table-cell office:value-type="float" office:value="1" calcext:value-type="float">
            <text:p>1</text:p>
          </table:table-cell>
          <table:table-cell office:value-type="float" office:value="0.876174" calcext:value-type="float">
            <text:p>0.876174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0.894479" calcext:value-type="float">
            <text:p>0.894479</text:p>
          </table:table-cell>
          <table:table-cell/>
          <table:table-cell office:value-type="float" office:value="0.894596" calcext:value-type="float">
            <text:p>0.894596</text:p>
          </table:table-cell>
          <table:table-cell office:value-type="string" calcext:value-type="string">
            <text:p>taking out adjacent channels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29961" calcext:value-type="float">
            <text:p>0.929961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0.883518" calcext:value-type="float">
            <text:p>0.883518</text:p>
          </table:table-cell>
          <table:table-cell/>
          <table:table-cell office:value-type="float" office:value="0.883579" calcext:value-type="float">
            <text:p>0.883579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18856" calcext:value-type="float">
            <text:p>0.918856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0.869061" calcext:value-type="float">
            <text:p>0.869061</text:p>
          </table:table-cell>
          <table:table-cell/>
          <table:table-cell office:value-type="float" office:value="0.86917" calcext:value-type="float">
            <text:p>0.86917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7402" calcext:value-type="float">
            <text:p>0.977402</text:p>
          </table:table-cell>
          <table:table-cell office:value-type="float" office:value="127" calcext:value-type="float">
            <text:p>127</text:p>
          </table:table-cell>
          <table:table-cell table:style-name="ce2" office:value-type="float" office:value="0.917901" calcext:value-type="float">
            <text:p>0.917901</text:p>
          </table:table-cell>
          <table:table-cell/>
          <table:table-cell office:value-type="float" office:value="0.917964" calcext:value-type="float">
            <text:p>0.917964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928615" calcext:value-type="float">
            <text:p>0.928615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0.898584" calcext:value-type="float">
            <text:p>0.898584</text:p>
          </table:table-cell>
          <table:table-cell/>
          <table:table-cell office:value-type="float" office:value="0.898646" calcext:value-type="float">
            <text:p>0.898646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5228" calcext:value-type="float">
            <text:p>0.975228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0.920643" calcext:value-type="float">
            <text:p>0.920643</text:p>
          </table:table-cell>
          <table:table-cell/>
          <table:table-cell office:value-type="float" office:value="0.920696" calcext:value-type="float">
            <text:p>0.920696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67786" calcext:value-type="float">
            <text:p>0.967786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0.919011" calcext:value-type="float">
            <text:p>0.919011</text:p>
          </table:table-cell>
          <table:table-cell/>
          <table:table-cell office:value-type="float" office:value="0.919074" calcext:value-type="float">
            <text:p>0.919074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911593" calcext:value-type="float">
            <text:p>0.91159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961098" calcext:value-type="float">
            <text:p>0.9610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932875" calcext:value-type="float">
            <text:p>0.93287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934732" calcext:value-type="float">
            <text:p>0.934732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8"/>
        </table:table-row>
      </table:table>
      <table:table table:name="modified_eta_layers" table:style-name="ta1">
        <table:table-column table:style-name="co1" table:number-columns-repeated="1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84" calcext:value-type="float">
            <text:p>0.96184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6516" calcext:value-type="float">
            <text:p>0.96516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878284" calcext:value-type="float">
            <text:p>0.878284</text:p>
          </table:table-cell>
          <table:table-cell table:style-name="ce1" office:value-type="float" office:value="92932.4725592466" calcext:value-type="float">
            <text:p>92932.4725592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76208" calcext:value-type="float">
            <text:p>0.976208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71852" calcext:value-type="float">
            <text:p>0.971852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963217" calcext:value-type="float">
            <text:p>0.963217</text:p>
          </table:table-cell>
          <table:table-cell table:style-name="ce1" office:value-type="float" office:value="115015.537527879" calcext:value-type="float">
            <text:p>115015.537527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73274" calcext:value-type="float">
            <text:p>0.973274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84359" calcext:value-type="float">
            <text:p>0.984359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974281" calcext:value-type="float">
            <text:p>0.974281</text:p>
          </table:table-cell>
          <table:table-cell table:style-name="ce1" office:value-type="float" office:value="137380.337124857" calcext:value-type="float">
            <text:p>137380.337124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717" calcext:value-type="float">
            <text:p>0.98717</text:p>
          </table:table-cell>
          <table:table-cell office:value-type="float" office:value="332765.470517924" calcext:value-type="float">
            <text:p>332765.47051792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973823" calcext:value-type="float">
            <text:p>0.973823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966194" calcext:value-type="float">
            <text:p>0.966194</text:p>
          </table:table-cell>
          <table:table-cell table:style-name="ce1" office:value-type="float" office:value="104365.117278332" calcext:value-type="float">
            <text:p>104365.1172783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3521" calcext:value-type="float">
            <text:p>0.983521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967944" calcext:value-type="float">
            <text:p>0.967944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966549" calcext:value-type="float">
            <text:p>0.966549</text:p>
          </table:table-cell>
          <table:table-cell table:style-name="ce1" office:value-type="float" office:value="126660.569769894" calcext:value-type="float">
            <text:p>126660.569769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6503" calcext:value-type="float">
            <text:p>0.96503</text:p>
          </table:table-cell>
          <table:table-cell office:value-type="float" office:value="348354.230620232" calcext:value-type="float">
            <text:p>348354.2306202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959969" calcext:value-type="float">
            <text:p>0.959969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78443" calcext:value-type="float">
            <text:p>0.978443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97314" calcext:value-type="float">
            <text:p>0.9731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/>
          <table:table-cell office:value-type="string" calcext:value-type="string">
            <text:p>-140V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75008" calcext:value-type="float">
            <text:p>0.975008</text:p>
          </table:table-cell>
          <table:table-cell office:value-type="float" office:value="318710.436911264" calcext:value-type="float">
            <text:p>318710.4369112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970902" calcext:value-type="float">
            <text:p>0.97090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974173" calcext:value-type="float">
            <text:p>0.974173</text:p>
          </table:table-cell>
          <table:table-cell office:value-type="float" office:value="342563.821378261" calcext:value-type="float">
            <text:p>342563.8213782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971597" calcext:value-type="float">
            <text:p>0.97159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968283" calcext:value-type="float">
            <text:p>0.968283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43862" calcext:value-type="float">
            <text:p>0.943862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72299" calcext:value-type="float">
            <text:p>0.972299</text:p>
          </table:table-cell>
          <table:table-cell office:value-type="float" office:value="392913.478994599" calcext:value-type="float">
            <text:p>392913.4789945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992887" calcext:value-type="float">
            <text:p>0.992887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981939" calcext:value-type="float">
            <text:p>0.981939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96845" calcext:value-type="float">
            <text:p>0.96845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82781" calcext:value-type="float">
            <text:p>0.982781</text:p>
          </table:table-cell>
          <table:table-cell office:value-type="float" office:value="377868.439312944" calcext:value-type="float">
            <text:p>377868.4393129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985529" calcext:value-type="float">
            <text:p>0.985529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977843" calcext:value-type="float">
            <text:p>0.977843</text:p>
          </table:table-cell>
          <table:table-cell office:value-type="float" office:value="321009.955167222" calcext:value-type="float">
            <text:p>321009.9551672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978907" calcext:value-type="float">
            <text:p>0.978907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862634" calcext:value-type="float">
            <text:p>0.862634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31516" calcext:value-type="float">
            <text:p>0.931516</text:p>
          </table:table-cell>
          <table:table-cell office:value-type="float" office:value="328815.362549005" calcext:value-type="float">
            <text:p>328815.3625490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0.972375" calcext:value-type="float">
            <text:p>0.972375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/>
          <table:table-cell office:value-type="string" calcext:value-type="string">
            <text:p>-200V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66315" calcext:value-type="float">
            <text:p>0.966315</text:p>
          </table:table-cell>
          <table:table-cell office:value-type="float" office:value="322569.162543925" calcext:value-type="float">
            <text:p>322569.1625439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956755" calcext:value-type="float">
            <text:p>0.956755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982125" calcext:value-type="float">
            <text:p>0.982125</text:p>
          </table:table-cell>
          <table:table-cell office:value-type="float" office:value="362663.598239193" calcext:value-type="float">
            <text:p>362663.5982391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0.965538" calcext:value-type="float">
            <text:p>0.965538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78879" calcext:value-type="float">
            <text:p>0.978879</text:p>
          </table:table-cell>
          <table:table-cell office:value-type="float" office:value="341938.230147599" calcext:value-type="float">
            <text:p>341938.2301475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974583" calcext:value-type="float">
            <text:p>0.974583</text:p>
          </table:table-cell>
          <table:table-cell table:style-name="ce1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362179.563741546" calcext:value-type="float">
            <text:p>362179.5637415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968051" calcext:value-type="float">
            <text:p>0.968051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972254" calcext:value-type="float">
            <text:p>0.972254</text:p>
          </table:table-cell>
          <table:table-cell office:value-type="float" office:value="387517.467432215" calcext:value-type="float">
            <text:p>387517.4674322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.962176" calcext:value-type="float">
            <text:p>0.962176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96892" calcext:value-type="float">
            <text:p>0.96892</text:p>
          </table:table-cell>
          <table:table-cell table:style-name="ce1" office:value-type="float" office:value="372201.0867255" calcext:value-type="float">
            <text:p>372201.0867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0.970965" calcext:value-type="float">
            <text:p>0.970965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863" calcext:value-type="float">
            <text:p>0.9863</text:p>
          </table:table-cell>
          <table:table-cell office:value-type="float" office:value="313575.29882395" calcext:value-type="float">
            <text:p>313575.298823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0.970757" calcext:value-type="float">
            <text:p>0.970757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984041" calcext:value-type="float">
            <text:p>0.984041</text:p>
          </table:table-cell>
          <table:table-cell office:value-type="float" office:value="380175.286450745" calcext:value-type="float">
            <text:p>380175.28645074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.962479" calcext:value-type="float">
            <text:p>0.962479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980551" calcext:value-type="float">
            <text:p>0.980551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978562" calcext:value-type="float">
            <text:p>0.978562</text:p>
          </table:table-cell>
          <table:table-cell office:value-type="float" office:value="343844.667825467" calcext:value-type="float">
            <text:p>343844.667825467</text:p>
          </table:table-cell>
          <table:table-cell/>
          <table:table-cell office:value-type="string" calcext:value-type="string">
            <text:p>-60V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977239" calcext:value-type="float">
            <text:p>0.977239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958005" calcext:value-type="float">
            <text:p>0.95800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967936" calcext:value-type="float">
            <text:p>0.967936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84623" calcext:value-type="float">
            <text:p>0.984623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981577" calcext:value-type="float">
            <text:p>0.981577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978491" calcext:value-type="float">
            <text:p>0.978491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961959" calcext:value-type="float">
            <text:p>0.961959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972179" calcext:value-type="float">
            <text:p>0.972179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.970721" calcext:value-type="float">
            <text:p>0.970721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986002" calcext:value-type="float">
            <text:p>0.986002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982221" calcext:value-type="float">
            <text:p>0.982221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961117" calcext:value-type="float">
            <text:p>0.961117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978506" calcext:value-type="float">
            <text:p>0.978506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60095" calcext:value-type="float">
            <text:p>0.96009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954332" calcext:value-type="float">
            <text:p>0.954332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963075" calcext:value-type="float">
            <text:p>0.96307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987598" calcext:value-type="float">
            <text:p>0.987598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984037" calcext:value-type="float">
            <text:p>0.984037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978257" calcext:value-type="float">
            <text:p>0.978257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97605" calcext:value-type="float">
            <text:p>0.9760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971659" calcext:value-type="float">
            <text:p>0.971659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972239" calcext:value-type="float">
            <text:p>0.972239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957644" calcext:value-type="float">
            <text:p>0.957644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982536" calcext:value-type="float">
            <text:p>0.982536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980713" calcext:value-type="float">
            <text:p>0.980713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962183" calcext:value-type="float">
            <text:p>0.962183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0.966627" calcext:value-type="float">
            <text:p>0.966627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986473" calcext:value-type="float">
            <text:p>0.98647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984206" calcext:value-type="float">
            <text:p>0.984206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0.959924" calcext:value-type="float">
            <text:p>0.959924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.97595" calcext:value-type="float">
            <text:p>0.9759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960519" calcext:value-type="float">
            <text:p>0.960519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975779" calcext:value-type="float">
            <text:p>0.975779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.971107" calcext:value-type="float">
            <text:p>0.971107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0.966611" calcext:value-type="float">
            <text:p>0.96661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0.978719" calcext:value-type="float">
            <text:p>0.978719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977996" calcext:value-type="float">
            <text:p>0.97799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974829" calcext:value-type="float">
            <text:p>0.974829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971798" calcext:value-type="float">
            <text:p>0.971798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986576" calcext:value-type="float">
            <text:p>0.98657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984713" calcext:value-type="float">
            <text:p>0.984713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984247" calcext:value-type="float">
            <text:p>0.98424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.978479" calcext:value-type="float">
            <text:p>0.978479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982135" calcext:value-type="float">
            <text:p>0.982135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961692" calcext:value-type="float">
            <text:p>0.961692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97731" calcext:value-type="float">
            <text:p>0.97731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0.970982" calcext:value-type="float">
            <text:p>0.970982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0.980062" calcext:value-type="float">
            <text:p>0.980062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963618" calcext:value-type="float">
            <text:p>0.963618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97638" calcext:value-type="float">
            <text:p>0.97638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973079" calcext:value-type="float">
            <text:p>0.973079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0.968248" calcext:value-type="float">
            <text:p>0.968248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987811" calcext:value-type="float">
            <text:p>0.9878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971406" calcext:value-type="float">
            <text:p>0.971406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963182" calcext:value-type="float">
            <text:p>0.96318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977644" calcext:value-type="float">
            <text:p>0.977644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974796" calcext:value-type="float">
            <text:p>0.974796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0.966394" calcext:value-type="float">
            <text:p>0.966394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987923" calcext:value-type="float">
            <text:p>0.98792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0.965594" calcext:value-type="float">
            <text:p>0.965594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983974" calcext:value-type="float">
            <text:p>0.9839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987145" calcext:value-type="float">
            <text:p>0.98714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983859" calcext:value-type="float">
            <text:p>0.983859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981041" calcext:value-type="float">
            <text:p>0.981041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972032" calcext:value-type="float">
            <text:p>0.972032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2"/>
        </table:table-row>
      </table:table>
      <table:table table:name="layer1" table:style-name="ta1">
        <table:table-column table:style-name="co1" table:number-columns-repeated="1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84" calcext:value-type="float">
            <text:p>0.96184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84359" calcext:value-type="float">
            <text:p>0.984359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878284" calcext:value-type="float">
            <text:p>0.878284</text:p>
          </table:table-cell>
          <table:table-cell table:style-name="ce1" office:value-type="float" office:value="92932.4725592466" calcext:value-type="float">
            <text:p>92932.4725592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78879" calcext:value-type="float">
            <text:p>0.978879</text:p>
          </table:table-cell>
          <table:table-cell office:value-type="float" office:value="341938.230147599" calcext:value-type="float">
            <text:p>341938.2301475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985529" calcext:value-type="float">
            <text:p>0.985529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966194" calcext:value-type="float">
            <text:p>0.966194</text:p>
          </table:table-cell>
          <table:table-cell table:style-name="ce1" office:value-type="float" office:value="104365.117278332" calcext:value-type="float">
            <text:p>104365.117278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863" calcext:value-type="float">
            <text:p>0.9863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978562" calcext:value-type="float">
            <text:p>0.978562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2"/>
          <table:table-cell office:value-type="string" calcext:value-type="string">
            <text:p>-60V</text:p>
          </table:table-cell>
          <table:table-cell table:number-columns-repeated="4"/>
          <table:table-cell office:value-type="string" calcext:value-type="string">
            <text:p>-140V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84623" calcext:value-type="float">
            <text:p>0.984623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978491" calcext:value-type="float">
            <text:p>0.978491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986002" calcext:value-type="float">
            <text:p>0.986002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978506" calcext:value-type="float">
            <text:p>0.978506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978257" calcext:value-type="float">
            <text:p>0.978257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980713" calcext:value-type="float">
            <text:p>0.980713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986473" calcext:value-type="float">
            <text:p>0.98647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960519" calcext:value-type="float">
            <text:p>0.960519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977996" calcext:value-type="float">
            <text:p>0.97799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986576" calcext:value-type="float">
            <text:p>0.98657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982135" calcext:value-type="float">
            <text:p>0.982135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963618" calcext:value-type="float">
            <text:p>0.963618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987811" calcext:value-type="float">
            <text:p>0.9878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963182" calcext:value-type="float">
            <text:p>0.96318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987923" calcext:value-type="float">
            <text:p>0.98792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983974" calcext:value-type="float">
            <text:p>0.9839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987145" calcext:value-type="float">
            <text:p>0.98714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981041" calcext:value-type="float">
            <text:p>0.981041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2"/>
        </table:table-row>
      </table:table>
      <table:table table:name="Layer2" table:style-name="ta1">
        <table:table-column table:style-name="co1" table:number-columns-repeated="2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76208" calcext:value-type="float">
            <text:p>0.976208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43862" calcext:value-type="float">
            <text:p>0.943862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974281" calcext:value-type="float">
            <text:p>0.974281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862634" calcext:value-type="float">
            <text:p>0.862634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3521" calcext:value-type="float">
            <text:p>0.983521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956755" calcext:value-type="float">
            <text:p>0.956755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966549" calcext:value-type="float">
            <text:p>0.966549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75008" calcext:value-type="float">
            <text:p>0.975008</text:p>
          </table:table-cell>
          <table:table-cell office:value-type="float" office:value="318710.436911264" calcext:value-type="float">
            <text:p>318710.4369112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974583" calcext:value-type="float">
            <text:p>0.974583</text:p>
          </table:table-cell>
          <table:table-cell table:style-name="ce1" office:value-type="float" office:value="216610.687506233" calcext:value-type="float">
            <text:p>216610.68750623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72299" calcext:value-type="float">
            <text:p>0.972299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977843" calcext:value-type="float">
            <text:p>0.977843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66315" calcext:value-type="float">
            <text:p>0.96631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984041" calcext:value-type="float">
            <text:p>0.984041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977239" calcext:value-type="float">
            <text:p>0.977239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981577" calcext:value-type="float">
            <text:p>0.981577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961959" calcext:value-type="float">
            <text:p>0.961959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60095" calcext:value-type="float">
            <text:p>0.96009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987598" calcext:value-type="float">
            <text:p>0.987598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97605" calcext:value-type="float">
            <text:p>0.9760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957644" calcext:value-type="float">
            <text:p>0.957644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962183" calcext:value-type="float">
            <text:p>0.962183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984206" calcext:value-type="float">
            <text:p>0.984206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975779" calcext:value-type="float">
            <text:p>0.975779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974829" calcext:value-type="float">
            <text:p>0.974829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984713" calcext:value-type="float">
            <text:p>0.984713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961692" calcext:value-type="float">
            <text:p>0.961692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97638" calcext:value-type="float">
            <text:p>0.97638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971406" calcext:value-type="float">
            <text:p>0.971406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977644" calcext:value-type="float">
            <text:p>0.977644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983859" calcext:value-type="float">
            <text:p>0.983859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8"/>
        </table:table-row>
      </table:table>
      <table:table table:name="Layer3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73274" calcext:value-type="float">
            <text:p>0.973274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967944" calcext:value-type="float">
            <text:p>0.967944</text:p>
          </table:table-cell>
          <table:table-cell table:style-name="ce1" office:value-type="float" office:value="214409.682030695" calcext:value-type="float">
            <text:p>214409.682030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6503" calcext:value-type="float">
            <text:p>0.96503</text:p>
          </table:table-cell>
          <table:table-cell office:value-type="float" office:value="348354.230620232" calcext:value-type="float">
            <text:p>348354.2306202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992887" calcext:value-type="float">
            <text:p>0.992887</text:p>
          </table:table-cell>
          <table:table-cell table:style-name="ce1" office:value-type="float" office:value="173871.236256014" calcext:value-type="float">
            <text:p>173871.236256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974173" calcext:value-type="float">
            <text:p>0.974173</text:p>
          </table:table-cell>
          <table:table-cell office:value-type="float" office:value="342563.821378261" calcext:value-type="float">
            <text:p>342563.8213782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96845" calcext:value-type="float">
            <text:p>0.96845</text:p>
          </table:table-cell>
          <table:table-cell table:style-name="ce1" office:value-type="float" office:value="210481.084160295" calcext:value-type="float">
            <text:p>210481.084160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981939" calcext:value-type="float">
            <text:p>0.981939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978907" calcext:value-type="float">
            <text:p>0.978907</text:p>
          </table:table-cell>
          <table:table-cell table:style-name="ce1" office:value-type="float" office:value="209223.027028417" calcext:value-type="float">
            <text:p>209223.027028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982125" calcext:value-type="float">
            <text:p>0.982125</text:p>
          </table:table-cell>
          <table:table-cell office:value-type="float" office:value="362663.598239193" calcext:value-type="float">
            <text:p>362663.5982391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968051" calcext:value-type="float">
            <text:p>0.968051</text:p>
          </table:table-cell>
          <table:table-cell table:style-name="ce1" office:value-type="float" office:value="186638.362584663" calcext:value-type="float">
            <text:p>186638.362584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972254" calcext:value-type="float">
            <text:p>0.972254</text:p>
          </table:table-cell>
          <table:table-cell office:value-type="float" office:value="387517.467432215" calcext:value-type="float">
            <text:p>387517.4674322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0.970965" calcext:value-type="float">
            <text:p>0.970965</text:p>
          </table:table-cell>
          <table:table-cell table:style-name="ce1" office:value-type="float" office:value="270498.753384586" calcext:value-type="float">
            <text:p>270498.7533845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980551" calcext:value-type="float">
            <text:p>0.980551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958005" calcext:value-type="float">
            <text:p>0.95800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972179" calcext:value-type="float">
            <text:p>0.972179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982221" calcext:value-type="float">
            <text:p>0.982221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954332" calcext:value-type="float">
            <text:p>0.954332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971659" calcext:value-type="float">
            <text:p>0.971659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982536" calcext:value-type="float">
            <text:p>0.982536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0.959924" calcext:value-type="float">
            <text:p>0.959924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.971107" calcext:value-type="float">
            <text:p>0.971107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984247" calcext:value-type="float">
            <text:p>0.98424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97731" calcext:value-type="float">
            <text:p>0.97731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973079" calcext:value-type="float">
            <text:p>0.973079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974796" calcext:value-type="float">
            <text:p>0.974796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0.965594" calcext:value-type="float">
            <text:p>0.965594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972032" calcext:value-type="float">
            <text:p>0.972032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6"/>
        </table:table-row>
      </table:table>
      <table:table table:name="Layer4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968283" calcext:value-type="float">
            <text:p>0.968283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6516" calcext:value-type="float">
            <text:p>0.96516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963217" calcext:value-type="float">
            <text:p>0.963217</text:p>
          </table:table-cell>
          <table:table-cell table:style-name="ce1" office:value-type="float" office:value="115015.537527879" calcext:value-type="float">
            <text:p>115015.5375278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96892" calcext:value-type="float">
            <text:p>0.96892</text:p>
          </table:table-cell>
          <table:table-cell table:style-name="ce1" office:value-type="float" office:value="372201.0867255" calcext:value-type="float">
            <text:p>372201.0867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71852" calcext:value-type="float">
            <text:p>0.971852</text:p>
          </table:table-cell>
          <table:table-cell office:value-type="float" office:value="180851.40209414" calcext:value-type="float">
            <text:p>180851.402094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967936" calcext:value-type="float">
            <text:p>0.967936</text:p>
          </table:table-cell>
          <table:table-cell office:value-type="float" office:value="401399.204501338" calcext:value-type="float">
            <text:p>401399.2045013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973823" calcext:value-type="float">
            <text:p>0.973823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.970721" calcext:value-type="float">
            <text:p>0.970721</text:p>
          </table:table-cell>
          <table:table-cell office:value-type="float" office:value="383555.40418755" calcext:value-type="float">
            <text:p>383555.404187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959969" calcext:value-type="float">
            <text:p>0.959969</text:p>
          </table:table-cell>
          <table:table-cell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961117" calcext:value-type="float">
            <text:p>0.961117</text:p>
          </table:table-cell>
          <table:table-cell office:value-type="float" office:value="338610.97523951" calcext:value-type="float">
            <text:p>338610.975239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97314" calcext:value-type="float">
            <text:p>0.97314</text:p>
          </table:table-cell>
          <table:table-cell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963075" calcext:value-type="float">
            <text:p>0.963075</text:p>
          </table:table-cell>
          <table:table-cell office:value-type="float" office:value="411295.301985074" calcext:value-type="float">
            <text:p>411295.3019850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970902" calcext:value-type="float">
            <text:p>0.970902</text:p>
          </table:table-cell>
          <table:table-cell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984037" calcext:value-type="float">
            <text:p>0.984037</text:p>
          </table:table-cell>
          <table:table-cell office:value-type="float" office:value="397822.971523206" calcext:value-type="float">
            <text:p>397822.9715232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971597" calcext:value-type="float">
            <text:p>0.971597</text:p>
          </table:table-cell>
          <table:table-cell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972239" calcext:value-type="float">
            <text:p>0.972239</text:p>
          </table:table-cell>
          <table:table-cell office:value-type="float" office:value="448918.245201091" calcext:value-type="float">
            <text:p>448918.2452010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0.972375" calcext:value-type="float">
            <text:p>0.972375</text:p>
          </table:table-cell>
          <table:table-cell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0.966627" calcext:value-type="float">
            <text:p>0.966627</text:p>
          </table:table-cell>
          <table:table-cell office:value-type="float" office:value="346462.043132986" calcext:value-type="float">
            <text:p>346462.0431329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0.965538" calcext:value-type="float">
            <text:p>0.965538</text:p>
          </table:table-cell>
          <table:table-cell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.97595" calcext:value-type="float">
            <text:p>0.97595</text:p>
          </table:table-cell>
          <table:table-cell office:value-type="float" office:value="349564.503480597" calcext:value-type="float">
            <text:p>349564.5034805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.962176" calcext:value-type="float">
            <text:p>0.962176</text:p>
          </table:table-cell>
          <table:table-cell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0.966611" calcext:value-type="float">
            <text:p>0.966611</text:p>
          </table:table-cell>
          <table:table-cell office:value-type="float" office:value="369236.305501702" calcext:value-type="float">
            <text:p>369236.3055017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0.970757" calcext:value-type="float">
            <text:p>0.970757</text:p>
          </table:table-cell>
          <table:table-cell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0.978719" calcext:value-type="float">
            <text:p>0.978719</text:p>
          </table:table-cell>
          <table:table-cell office:value-type="float" office:value="354994.545255458" calcext:value-type="float">
            <text:p>354994.5452554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.962479" calcext:value-type="float">
            <text:p>0.962479</text:p>
          </table:table-cell>
          <table:table-cell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.978479" calcext:value-type="float">
            <text:p>0.978479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0.970982" calcext:value-type="float">
            <text:p>0.970982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0.980062" calcext:value-type="float">
            <text:p>0.980062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0.968248" calcext:value-type="float">
            <text:p>0.968248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0.966394" calcext:value-type="float">
            <text:p>0.966394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5" table:target-range-address="'convert between sector-layer and fillnumber'.F1:'convert between sector-layer and fillnumber'.F2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lowered HV layers'.D1:'lowered HV layers'.D10485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20:23:27.377926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dens </meta:initial-creator>
    <meta:creation-date>2016-10-03T15:04:03.891046986</meta:creation-date>
    <dc:date>2017-03-28T21:00:23.108157052</dc:date>
    <meta:editing-duration>P1DT22H8M18S</meta:editing-duration>
    <meta:editing-cycles>267</meta:editing-cycles>
    <meta:generator>LibreOffice/5.1.6.2$Linux_X86_64 LibreOffice_project/10m0$Build-2</meta:generator>
    <meta:document-statistic meta:table-count="15" meta:cell-count="5157" meta:object-count="0"/>
  </office:meta>
</office:document-meta>
</file>